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language-asian="ja" style:country-asian="JP" style:font-style-asian="italic" style:font-weight-asian="bold" style:font-name-complex="Consolas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6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84">
      <style:paragraph-properties fo:line-height="150%"/>
      <style:text-properties style:font-name="Arial" style:font-name-asian="Arial"/>
    </style:style>
    <style:style style:name="P1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7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8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9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0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weight-asian="normal" style:font-size-complex="14pt" style:font-weight-complex="normal"/>
    </style:style>
    <style:style style:name="P11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112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3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4" style:family="paragraph" style:parent-style-name="Text_20_body" style:list-style-name="L62">
      <style:paragraph-properties fo:margin-top="0cm" fo:margin-bottom="0cm" fo:line-height="150%" style:writing-mode="lr-tb"/>
    </style:style>
    <style:style style:name="P115" style:family="paragraph" style:parent-style-name="Text_20_body" style:list-style-name="L68">
      <style:paragraph-properties fo:margin-top="0cm" fo:margin-bottom="0cm" fo:line-height="150%" style:writing-mode="lr-tb"/>
    </style:style>
    <style:style style:name="P116" style:family="paragraph" style:parent-style-name="Text_20_body" style:list-style-name="L71">
      <style:paragraph-properties fo:margin-top="0cm" fo:margin-bottom="0cm" fo:line-height="150%" style:writing-mode="lr-tb"/>
    </style:style>
    <style:style style:name="P1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/>
    </style:style>
    <style:style style:name="T4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1" style:family="text">
      <style:text-properties style:language-asian="ja" style:country-asian="JP"/>
    </style:style>
    <style:style style:name="T12" style:family="text">
      <style:text-properties style:font-weight-asian="normal" style:font-weight-complex="normal"/>
    </style:style>
    <style:style style:name="T13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5"/>
      <text:p text:style-name="P5">---------------------------------------------------------------------------</text:p>
      <text:p text:style-name="P12">res free# JVEMV6 44#10.2.1_1 / 44. currency / 10. prog-php / 2. tester / 1. start / <text:s/>20200103_160636</text:p>
      <text:p text:style-name="P12"/>
      <text:p text:style-name="P5">[do] <text:span text:style-name="T1">#_ </text:span></text:p>
      <text:list xml:id="list2352503629219280238" text:style-name="L1">
        <text:list-item>
          <text:p text:style-name="P21">REVIEW</text:p>
        </text:list-item>
        <text:list-item>
          <text:p text:style-name="P21">TASK-1 : start</text:p>
          <text:list>
            <text:list-item>
              <text:p text:style-name="P16">T-1.1</text:p>
              <text:list>
                <text:list-item>
                  <text:p text:style-name="P16">eclipst ==&gt; new task</text:p>
                </text:list-item>
                <text:list-item>
                  <text:p text:style-name="P16">DUP : controller : FxAdminController.php </text:p>
                  <text:list>
                    <text:list-item>
                      <text:p text:style-name="P21">==&gt; FxTesterController.php</text:p>
                    </text:list-item>
                  </text:list>
                </text:list-item>
                <text:list-item>
                  <text:p text:style-name="P21">edit</text:p>
                  <text:list>
                    <text:list-item>
                      <text:p text:style-name="P21"><text:span text:style-name="T1">#_ </text:span>class name</text:p>
                    </text:list-item>
                    <text:list-item>
                      <text:p text:style-name="P21"><text:span text:style-name="T1">#_ </text:span>index()</text:p>
                    </text:list-item>
                  </text:list>
                </text:list-item>
                <text:list-item>
                  <text:p text:style-name="P21">TEST : browse ==&gt; should error</text:p>
                  <text:list>
                    <text:list-item>
                      <text:p text:style-name="P21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21">T-1.2 : view</text:p>
              <text:list>
                <text:list-item>
                  <text:p text:style-name="P21">DUP : C:\WORKS_2\WS\Eclipse_Luna\Cake_IFM11\app\View\FxAdmin</text:p>
                  <text:list>
                    <text:list-item>
                      <text:p text:style-name="P21">==&gt; FxTester</text:p>
                    </text:list-item>
                  </text:list>
                </text:list-item>
                <text:list-item>
                  <text:p text:style-name="P21"><text:soft-page-break/>edit file ==&gt; index.ctp</text:p>
                </text:list-item>
                <text:list-item>
                  <text:p text:style-name="P21">TEST : browse ==&gt; OK</text:p>
                </text:list-item>
              </text:list>
            </text:list-item>
            <text:list-item>
              <text:p text:style-name="P21">T-1.3 : view → elements</text:p>
              <text:list>
                <text:list-item>
                  <text:p text:style-name="P21">DUP : fx_admins ==&gt; fx_testers</text:p>
                </text:list-item>
                <text:list-item>
                  <text:p text:style-name="P21">caller</text:p>
                </text:list-item>
                <text:list-item>
                  <text:p text:style-name="P21">element line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806005903141630768" text:style-name="L2">
        <text:list-item>
          <text:p text:style-name="P22">TASK</text:p>
          <text:list>
            <text:list-item>
              <text:p text:style-name="P22">javascript : libfx.js // <text:s/>C:\WORKS_2\WS\Eclipse_Luna\Cake_IFM11\app\webroot\js\</text:p>
            </text:list-item>
          </text:list>
        </text:list-item>
      </text:list>
      <text:p text:style-name="P5">[further]</text:p>
      <text:list xml:id="list8850575699250840779" text:style-name="L3">
        <text:list-item>
          <text:p text:style-name="P23"/>
        </text:list-item>
      </text:list>
      <text:p text:style-name="P15"><text:line-break/><text:span text:style-name="T2">[/ 20200103_163407]</text:span></text:p>
      <text:p text:style-name="P15"/>
      <text:p text:style-name="P11"/>
      <text:p text:style-name="P5"><text:span text:style-name="T4">1</text:span>---------------------------------------------------------------------------</text:p>
      <text:p text:style-name="P12">res free# JVEMV6 44#10.2_2 / 44. currency / 10. prog-php / 2. tester / <text:s/>20200104_153103</text:p>
      <text:p text:style-name="P12"/>
      <text:p text:style-name="P5">[do] <text:span text:style-name="T1">#_ </text:span></text:p>
      <text:list xml:id="list7421100884382268881" text:style-name="L4">
        <text:list-item>
          <text:p text:style-name="P24">REVIEW</text:p>
        </text:list-item>
        <text:list-item>
          <text:p text:style-name="P24">TASK-1</text:p>
          <text:list>
            <text:list-item>
              <text:list>
                <text:list-item>
                  <text:p text:style-name="P24">javascript : libfx.js // C:\WORKS_2\WS\Eclipse_Luna\Cake_IFM11\app\webroot\js\</text:p>
                </text:list-item>
              </text:list>
            </text:list-item>
            <text:list-item>
              <text:p text:style-name="P24">T-1.1</text:p>
              <text:list>
                <text:list-item>
                  <text:p text:style-name="P24">view ==&gt; add js function</text:p>
                  <text:list>
                    <text:list-item>
                      <text:p text:style-name="P24">index.ctp</text:p>
                      <text:list>
                        <text:list-item>
                          <text:p text:style-name="P24"><text:soft-page-break/>edit : “_idx_table_tr_Log_File” ==&gt; _idx_table_tr_Tester_1</text:p>
                        </text:list-item>
                      </text:list>
                    </text:list-item>
                    <text:list-item>
                      <text:p text:style-name="P24">element</text:p>
                      <text:list>
                        <text:list-item>
                          <text:p text:style-name="P24"><text:span text:style-name="T1">#_ </text:span>add string “Tester-1”</text:p>
                        </text:list-item>
                        <text:list-item>
                          <text:p text:style-name="P24"><text:span text:style-name="T1">#_ </text:span>css ==&gt; this td tag, class=”fx-tester_index_td_title”</text:p>
                        </text:list-item>
                        <text:list-item>
                          <text:p text:style-name="P24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4">js file</text:p>
                  <text:list>
                    <text:list-item>
                      <text:p text:style-name="P24">new FUNC : fx_tester_T_1()</text:p>
                      <text:list>
                        <text:list-item>
                          <text:p text:style-name="P24">sig</text:p>
                        </text:list-item>
                        <text:list-item>
                          <text:p text:style-name="P24">labels</text:p>
                        </text:list-item>
                        <text:list-item>
                          <text:p text:style-name="P24">caller</text:p>
                        </text:list-item>
                      </text:list>
                    </text:list-item>
                  </text:list>
                </text:list-item>
                <text:list-item>
                  <text:p text:style-name="P24">TEST ==&gt; OK</text:p>
                </text:list-item>
              </text:list>
            </text:list-item>
          </text:list>
        </text:list-item>
        <text:list-item>
          <text:p text:style-name="P24">TASK-2</text:p>
          <text:list>
            <text:list-item>
              <text:list>
                <text:list-item>
                  <text:p text:style-name="P24">js ==&gt; ajax</text:p>
                </text:list-item>
              </text:list>
            </text:list-item>
            <text:list-item>
              <text:p text:style-name="P24">T-2.1</text:p>
              <text:list>
                <text:list-item>
                  <text:p text:style-name="P24">js</text:p>
                  <text:list>
                    <text:list-item>
                      <text:p text:style-name="P24">C/P</text:p>
                    </text:list-item>
                    <text:list-item>
                      <text:p text:style-name="P24">TEST ==&gt; </text:p>
                      <text:list>
                        <text:list-item>
                          <text:p text:style-name="P24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">T-2.2</text:p>
              <text:list>
                <text:list-item>
                  <text:p text:style-name="P24">php</text:p>
                  <text:list>
                    <text:list-item>
                      <text:p text:style-name="P24">new FUNC : fx_tester_T_1()</text:p>
                    </text:list-item>
                    <text:list-item>
                      <text:p text:style-name="P24">TEST ==&gt; <text:span text:style-name="T11">click</text:span></text:p>
                      <text:list>
                        <text:list-item>
                          <text:p text:style-name="P24">“ 500 (Internal Server Error)”</text:p>
                        </text:list-item>
                        <text:list-item>
                          <text:p text:style-name="P24">==&gt; OK</text:p>
                        </text:list-item>
                      </text:list>
                    </text:list-item>
                    <text:list-item>
                      <text:p text:style-name="P24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24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">T-2.3 </text:p>
              <text:list>
                <text:list-item>
                  <text:p text:style-name="P24"><text:soft-page-break/>view : new view</text:p>
                  <text:list>
                    <text:list-item>
                      <text:p text:style-name="P24">fx_tester__t_1.ctp</text:p>
                    </text:list-item>
                    <text:list-item>
                      <text:p text:style-name="P24">TEST ==&gt; </text:p>
                      <text:list>
                        <text:list-item>
                          <text:p text:style-name="P24">PROBLEM : result ==&gt; not shown in div tag</text:p>
                          <text:list>
                            <text:list-item>
                              <text:p text:style-name="P24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">GIT </text:p>
              <text:list>
                <text:list-item>
                  <text:p text:style-name="P24">==&gt; OK</text:p>
                </text:list-item>
              </text:list>
            </text:list-item>
          </text:list>
        </text:list-item>
        <text:list-item>
          <text:p text:style-name="P24">TASK-3</text:p>
          <text:list>
            <text:list-item>
              <text:list>
                <text:list-item>
                  <text:p text:style-name="P24">new Class : BarData</text:p>
                </text:list-item>
              </text:list>
            </text:list-item>
            <text:list-item>
              <text:p text:style-name="P24">T-3.1</text:p>
              <text:list>
                <text:list-item>
                  <text:p text:style-name="P24">new file : BarData.php</text:p>
                  <text:list>
                    <text:list-item>
                      <text:p text:style-name="P24">new class</text:p>
                    </text:list-item>
                  </text:list>
                </text:list-item>
                <text:list-item>
                  <text:p text:style-name="P24">AppController.php</text:p>
                  <text:list>
                    <text:list-item>
                      <text:p text:style-name="P24">require</text:p>
                    </text:list-item>
                  </text:list>
                </text:list-item>
                <text:list-item>
                  <text:p text:style-name="P24">TEST : load page</text:p>
                  <text:list>
                    <text:list-item>
                      <text:p text:style-name="P24">==&gt; PASSED</text:p>
                    </text:list-item>
                  </text:list>
                </text:list-item>
                <text:list-item>
                  <text:p text:style-name="P24">controller : instance == gen.</text:p>
                  <text:list>
                    <text:list-item>
                      <text:p text:style-name="P24">“$bd = new BarData;”</text:p>
                    </text:list-item>
                    <text:list-item>
                      <text:p text:style-name="P24">TEST : load page</text:p>
                      <text:list>
                        <text:list-item>
                          <text:p text:style-name="P24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">GIT</text:p>
            </text:list-item>
            <text:list-item>
              <text:p text:style-name="P24"><text:span text:style-name="T1">#_ </text:span>T-3.2 </text:p>
              <text:list>
                <text:list-item>
                  <text:list>
                    <text:list-item>
                      <text:p text:style-name="P24">more class fields</text:p>
                    </text:list-item>
                  </text:list>
                </text:list-item>
                <text:list-item>
                  <text:p text:style-name="P24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60524296717439108" text:style-name="L5">
        <text:list-item>
          <text:p text:style-name="P25">TASK-1</text:p>
          <text:list>
            <text:list-item>
              <text:p text:style-name="P25">get ==&gt; list of BarDatas</text:p>
              <text:list>
                <text:list-item>
                  <text:p text:style-name="P25">//_20200104_163637:next</text:p>
                </text:list-item>
                <text:list-item>
                  <text:p text:style-name="P25"><text:soft-page-break/>new FUNC : get_ListOf_BarDatas(...)</text:p>
                </text:list-item>
                <text:list-item>
                  <text:p text:style-name="P25">open file : 44_5.1_10_rawdata.(AUDJPY).(Period-M15).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9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5313168" text:continue-numbering="true" text:style-name="L5">
        <text:list-item>
          <text:list>
            <text:list-item>
              <text:p text:style-name="P25"/>
            </text:list-item>
            <text:list-item>
              <text:p text:style-name="P25"/>
            </text:list-item>
          </text:list>
        </text:list-item>
      </text:list>
      <text:p text:style-name="P5">[further]</text:p>
      <text:list xml:id="list6534632019046347939" text:style-name="L6">
        <text:list-item>
          <text:p text:style-name="P26"/>
        </text:list-item>
      </text:list>
      <text:p text:style-name="P15"><text:line-break/><text:span text:style-name="T2">[/ 20200104_163421]</text:span></text:p>
      <text:p text:style-name="P15"/>
      <text:p text:style-name="P9"/>
      <text:p text:style-name="P5"><text:span text:style-name="T4">2</text:span>---------------------------------------------------------------------------</text:p>
      <text:p text:style-name="P12">res free# JVEMV6 44#10.2_3 / 44. currency / 10. prog-php / 2. tester / <text:s/>XXXX</text:p>
      <text:p text:style-name="P12"/>
      <text:p text:style-name="P5">[do] <text:span text:style-name="T1">#_ </text:span></text:p>
      <text:list xml:id="list35329441" text:continue-list="list2352503629219280238" text:style-name="L1">
        <text:list-item>
          <text:p text:style-name="P21">REVIEW</text:p>
        </text:list-item>
        <text:list-item>
          <text:p text:style-name="P21">TASK-1</text:p>
          <text:list>
            <text:list-item>
              <text:list>
                <text:list-item>
                  <text:p text:style-name="P21">get ==&gt; list of BarDatas</text:p>
                  <text:list>
                    <text:list-item>
                      <text:p text:style-name="P21">//_20200104_163637:next</text:p>
                    </text:list-item>
                    <text:list-item>
                      <text:p text:style-name="P21">new FUNC : get_ListOf_BarDatas(...)</text:p>
                    </text:list-item>
                    <text:list-item>
                      <text:p text:style-name="P21">open file</text:p>
                    </text:list-item>
                  </text:list>
                </text:list-item>
                <text:list-item>
                  <text:p text:style-name="P106">steps</text:p>
                  <text:list>
                    <text:list-item>
                      <text:p text:style-name="P106"><text:soft-page-break/>open file</text:p>
                    </text:list-item>
                    <text:list-item>
                      <text:p text:style-name="P106">read lines</text:p>
                    </text:list-item>
                  </text:list>
                </text:list-item>
              </text:list>
            </text:list-item>
            <text:list-item>
              <text:p text:style-name="P21">T-1.1</text:p>
              <text:list>
                <text:list-item>
                  <text:p text:style-name="P21">new file : libfx_php</text:p>
                  <text:list>
                    <text:list-item>
                      <text:p text:style-name="P21">DUP : </text:p>
                    </text:list-item>
                    <text:list-item>
                      <text:p text:style-name="P21">require</text:p>
                    </text:list-item>
                  </text:list>
                </text:list-item>
                <text:list-item>
                  <text:p text:style-name="P21">TEST ==&gt; browse </text:p>
                  <text:list>
                    <text:list-item>
                      <text:p text:style-name="P21">==&gt; OK</text:p>
                    </text:list-item>
                  </text:list>
                </text:list-item>
              </text:list>
            </text:list-item>
            <text:list-item>
              <text:p text:style-name="P21">T-1.2</text:p>
              <text:list>
                <text:list-item>
                  <text:list>
                    <text:list-item>
                      <text:p text:style-name="P21">//_20200105_145737:tmp</text:p>
                    </text:list-item>
                    <text:list-item>
                      <text:p text:style-name="P21">new FUNC : get_ListOf_BarDatas(...)</text:p>
                    </text:list-item>
                  </text:list>
                </text:list-item>
                <text:list-item>
                  <text:p text:style-name="P21">sig</text:p>
                </text:list-item>
                <text:list-item>
                  <text:p text:style-name="P21">labels</text:p>
                  <text:list>
                    <text:list-item>
                      <text:p text:style-name="P21"><text:tab/><text:tab/>//_20200105_125406:caller</text:p>
                    </text:list-item>
                    <text:list-item>
                      <text:p text:style-name="P21"><text:tab/><text:tab/>//_20200105_125411:head</text:p>
                    </text:list-item>
                    <text:list-item>
                      <text:p text:style-name="P21"><text:tab/><text:tab/>//_20200105_125417:wl</text:p>
                    </text:list-item>
                  </text:list>
                </text:list-item>
                <text:list-item>
                  <text:p text:style-name="P21">TEST ==&gt; browse</text:p>
                  <text:list>
                    <text:list-item>
                      <text:p text:style-name="P21">==&gt; OK</text:p>
                    </text:list-item>
                  </text:list>
                </text:list-item>
              </text:list>
            </text:list-item>
            <text:list-item>
              <text:p text:style-name="P21">T-1.3 : open file → csv</text:p>
              <text:list>
                <text:list-item>
                  <text:p text:style-name="P21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943945387566903958" text:style-name="L7">
        <text:list-item>
          <text:p text:style-name="P27">TASK</text:p>
          <text:list>
            <text:list-item>
              <text:p text:style-name="P27">conv ==&gt; csv lines to → bardatas</text:p>
              <text:list>
                <text:list-item>
                  <text:p text:style-name="P27">new FUNC : conv_CSV_Lines_To_BarDatas($lo_CSV_Lines, $lenOf_Header_Lines : int) : $lo_BarDatas</text:p>
                </text:list-item>
                <text:list-item>
                  <text:p text:style-name="P27">//_20200105_153133:next</text:p>
                </text:list-item>
              </text:list>
            </text:list-item>
          </text:list>
        </text:list-item>
      </text:list>
      <text:p text:style-name="P5">[further]</text:p>
      <text:list xml:id="list8135782833772623509" text:style-name="L8">
        <text:list-item>
          <text:p text:style-name="P28"/>
        </text:list-item>
      </text:list>
      <text:p text:style-name="P15"><text:line-break/><text:soft-page-break/><text:span text:style-name="T2">[/ 20200105_153156]</text:span></text:p>
      <text:p text:style-name="P15"/>
      <text:p text:style-name="P9"/>
      <text:p text:style-name="P5"><text:span text:style-name="T4">3</text:span>---------------------------------------------------------------------------</text:p>
      <text:p text:style-name="P12">res free# JVEMV6 44#10.2_4 / 44. currency / 10. prog-php / 2. tester / <text:s/>20200105_171511</text:p>
      <text:p text:style-name="P12"/>
      <text:p text:style-name="P5">[do] <text:span text:style-name="T1">#_ </text:span></text:p>
      <text:list xml:id="list6509339346925506781" text:style-name="L9">
        <text:list-item>
          <text:p text:style-name="P29">REVIEW</text:p>
        </text:list-item>
        <text:list-item>
          <text:p text:style-name="P29">TASK-1 : </text:p>
          <text:list>
            <text:list-item>
              <text:list>
                <text:list-item>
                  <text:p text:style-name="P29">conv ==&gt; csv lines to → bardatas</text:p>
                  <text:list>
                    <text:list-item>
                      <text:p text:style-name="P29">new FUNC : conv_CSV_Lines_To_BarDatas($lo_CSV_Lines, $lenOf_Header_Lines : int) : $lo_BarDatas</text:p>
                    </text:list-item>
                    <text:list-item>
                      <text:p text:style-name="P29">//_20200105_153133:next</text:p>
                    </text:list-item>
                  </text:list>
                </text:list-item>
              </text:list>
            </text:list-item>
            <text:list-item>
              <text:p text:style-name="P29">T-2.1 </text:p>
              <text:list>
                <text:list-item>
                  <text:p text:style-name="P29">CODE : func “conv_CSV_Lines_To_BarDatas”</text:p>
                  <text:list>
                    <text:list-item>
                      <text:p text:style-name="P29">up to ==&gt; price_High</text:p>
                    </text:list-item>
                  </text:list>
                </text:list-item>
                <text:list-item>
                  <text:p text:style-name="P29">TEST</text:p>
                  <text:list>
                    <text:list-item>
                      <text:p text:style-name="P29">==&gt; OK</text:p>
                    </text:list-item>
                  </text:list>
                </text:list-item>
              </text:list>
            </text:list-item>
            <text:list-item>
              <text:p text:style-name="P29">T-2.2</text:p>
              <text:list>
                <text:list-item>
                  <text:p text:style-name="P29">CODE</text:p>
                </text:list-item>
                <text:list-item>
                  <text:p text:style-name="P29">TEST</text:p>
                  <text:list>
                    <text:list-item>
                      <text:p text:style-name="P2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986458995188392436" text:style-name="L10">
        <text:list-item>
          <text:p text:style-name="P30">TASK</text:p>
          <text:list>
            <text:list-item>
              <text:p text:style-name="P30">new file : FxTester.php</text:p>
              <text:list>
                <text:list-item>
                  <text:p text:style-name="P30">==&gt; new func : test_T_1($lo_BarDatas) : ??</text:p>
                </text:list-item>
              </text:list>
            </text:list-item>
            <text:list-item>
              <text:p text:style-name="P30">//_20200105_174937:next</text:p>
            </text:list-item>
          </text:list>
        </text:list-item>
      </text:list>
      <text:p text:style-name="P5"><text:soft-page-break/>[further]</text:p>
      <text:list xml:id="list4462752525393370567" text:style-name="L11">
        <text:list-item>
          <text:p text:style-name="P31"/>
        </text:list-item>
      </text:list>
      <text:p text:style-name="P15"><text:line-break/><text:span text:style-name="T2">[/ 20200105_174715]</text:span></text:p>
      <text:p text:style-name="P15"/>
      <text:p text:style-name="P9"/>
      <text:p text:style-name="P5"><text:span text:style-name="T4">4</text:span>---------------------------------------------------------------------------</text:p>
      <text:p text:style-name="P12">res free# JVEMV6 44#10.2_5 / 44. currency / 10. prog-php / 2. tester / <text:s/>20200106_125610</text:p>
      <text:p text:style-name="P12"/>
      <text:p text:style-name="P5">[do] <text:span text:style-name="T1">#_ </text:span></text:p>
      <text:list xml:id="list1684458940659009352" text:style-name="L12">
        <text:list-item>
          <text:p text:style-name="P32">REVIEW</text:p>
        </text:list-item>
        <text:list-item>
          <text:p text:style-name="P32">TASK-1 </text:p>
          <text:list>
            <text:list-item>
              <text:list>
                <text:list-item>
                  <text:p text:style-name="P32">new file : FxTester.php</text:p>
                  <text:list>
                    <text:list-item>
                      <text:p text:style-name="P32">==&gt; new func : test_T_1($lo_BarDatas) : ??</text:p>
                    </text:list-item>
                  </text:list>
                </text:list-item>
                <text:list-item>
                  <text:p text:style-name="P32">//_20200105_174937:next</text:p>
                </text:list-item>
              </text:list>
            </text:list-item>
            <text:list-item>
              <text:p text:style-name="P32">T-1.1 : “* step : 2<text:tab/> <text:tab/><text:tab/>tester ==&gt; exec”</text:p>
              <text:list>
                <text:list-item>
                  <text:p text:style-name="P32">new FUNC : fx_tester_T_1__Exec($lo_BarDatas); </text:p>
                  <text:list>
                    <text:list-item>
                      <text:p text:style-name="P32">sig</text:p>
                    </text:list-item>
                    <text:list-item>
                      <text:p text:style-name="P32">labels</text:p>
                      <text:list>
                        <text:list-item>
                          <text:p text:style-name="P32"/>
                        </text:list-item>
                      </text:list>
                    </text:list-item>
                    <text:list-item>
                      <text:p text:style-name="P32">caller</text:p>
                    </text:list-item>
                    <text:list-item>
                      <text:p text:style-name="P32">empty lines</text:p>
                    </text:list-item>
                    <text:list-item>
                      <text:p text:style-name="P33">TEST ==&gt; OK</text:p>
                    </text:list-item>
                  </text:list>
                </text:list-item>
              </text:list>
            </text:list-item>
            <text:list-item>
              <text:p text:style-name="P32"><text:span text:style-name="T1">#_ </text:span>T-1.2 : draw ==&gt; flowchart </text:p>
              <text:list>
                <text:list-item>
                  <text:list>
                    <text:list-item>
                      <text:p text:style-name="P32">REF ==&gt; 44#8.43_7</text:p>
                    </text:list-item>
                  </text:list>
                </text:list-item>
              </text:list>
            </text:list-item>
            <text:list-item>
              <text:p text:style-name="P32"><text:span text:style-name="T1">#_ </text:span>SEG-1.1</text:p>
              <text:list>
                <text:list-item>
                  <text:list>
                    <text:list-item>
                      <text:p text:style-name="P32">new FILE : lib_tester.php (utils\fx)</text:p>
                    </text:list-item>
                  </text:list>
                </text:list-item>
              </text:list>
            </text:list-item>
            <text:list-item>
              <text:p text:style-name="P32"><text:span text:style-name="T1">#_ </text:span>SEG-1.2</text:p>
              <text:list>
                <text:list-item>
                  <text:list>
                    <text:list-item>
                      <text:p text:style-name="P32"><text:soft-page-break/>change name ==&gt; FxEaTestersController</text:p>
                    </text:list-item>
                    <text:list-item>
                      <text:p text:style-name="P32">==&gt; OK</text:p>
                    </text:list-item>
                  </text:list>
                </text:list-item>
              </text:list>
            </text:list-item>
            <text:list-item>
              <text:p text:style-name="P32">T-1.3 : coding (lib_tester.php (utils\fx))</text:p>
              <text:list>
                <text:list-item>
                  <text:p text:style-name="P32">“step : A : 1” ~~</text:p>
                </text:list-item>
                <text:list-item>
                  <text:p text:style-name="P32">~~ “B : 3” ==&gt; OK</text:p>
                </text:list-item>
              </text:list>
            </text:list-item>
            <text:list-item>
              <text:p text:style-name="P32">T-1.4</text:p>
              <text:list>
                <text:list-item>
                  <text:list>
                    <text:list-item>
                      <text:p text:style-name="P32">“j1”</text:p>
                    </text:list-item>
                  </text:list>
                </text:list-item>
                <text:list-item>
                  <text:p text:style-name="P32">==&gt; OK </text:p>
                </text:list-item>
              </text:list>
            </text:list-item>
            <text:list-item>
              <text:p text:style-name="P32"><text:span text:style-name="T1">#_ </text:span>SEG-1.3</text:p>
              <text:list>
                <text:list-item>
                  <text:list>
                    <text:list-item>
                      <text:p text:style-name="P32">“j1 : N” ==&gt; to a func</text:p>
                    </text:list-item>
                  </text:list>
                </text:list-item>
                <text:list-item>
                  <text:p text:style-name="P32">new FUNC : loop_J1_N($lo_BarDatas, $flg_Position)</text:p>
                  <text:list>
                    <text:list-item>
                      <text:p text:style-name="P32">sig</text:p>
                    </text:list-item>
                    <text:list-item>
                      <text:p text:style-name="P32">labels</text:p>
                    </text:list-item>
                    <text:list-item>
                      <text:p text:style-name="P32">caller</text:p>
                    </text:list-item>
                    <text:list-item>
                      <text:p text:style-name="P32">move lines ==&gt; to this func</text:p>
                    </text:list-item>
                    <text:list-item>
                      <text:p text:style-name="P32">TEST ==&gt; </text:p>
                    </text:list-item>
                  </text:list>
                </text:list-item>
              </text:list>
            </text:list-item>
            <text:list-item>
              <text:p text:style-name="P32">T-1.5 : “j1 : N : 1” ~~ </text:p>
              <text:list>
                <text:list-item>
                  <text:p text:style-name="P32">CODE : ~~ “j2 : Y/N : 1”</text:p>
                </text:list-item>
                <text:list-item>
                  <text:p text:style-name="P32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497312265040855104" text:style-name="L13">
        <text:list-item>
          <text:p text:style-name="P34">TASK : “j2 : Y : 2” ~~</text:p>
          <text:list>
            <text:list-item>
              <text:p text:style-name="P34">//_20200106_143611:next</text:p>
            </text:list-item>
          </text:list>
        </text:list-item>
      </text:list>
      <text:p text:style-name="P5">[further]</text:p>
      <text:list xml:id="list1934670674024632620" text:style-name="L14">
        <text:list-item>
          <text:p text:style-name="P35"/>
        </text:list-item>
      </text:list>
      <text:p text:style-name="P15"><text:line-break/><text:span text:style-name="T2">[/ 20200106_144107]</text:span></text:p>
      <text:p text:style-name="P15"/>
      <text:p text:style-name="P9"/>
      <text:p text:style-name="P5"><text:soft-page-break/><text:span text:style-name="T4">5</text:span>---------------------------------------------------------------------------</text:p>
      <text:p text:style-name="P12">res free# JVEMV6 44#10.2_6 / 44. currency / 10. prog-php / 2. tester / <text:s/>20200106_171753</text:p>
      <text:p text:style-name="P12"/>
      <text:p text:style-name="P5">[do] <text:span text:style-name="T1">#_ </text:span></text:p>
      <text:list xml:id="list9102536831536743582" text:style-name="L15">
        <text:list-item>
          <text:p text:style-name="P36">REVIEW </text:p>
        </text:list-item>
        <text:list-item>
          <text:p text:style-name="P36">TASK-1 : “j2 : Y : 2” ~~</text:p>
          <text:list>
            <text:list-item>
              <text:list>
                <text:list-item>
                  <text:p text:style-name="P36">//_20200106_143611:next</text:p>
                </text:list-item>
              </text:list>
            </text:list-item>
            <text:list-item>
              <text:p text:style-name="P36">T-1.1 : new FILE → Pos.php</text:p>
              <text:list>
                <text:list-item>
                  <text:p text:style-name="P36">DUP : BarData.php</text:p>
                </text:list-item>
                <text:list-item>
                  <text:p text:style-name="P36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6">dummy line : → use Pos</text:p>
                </text:list-item>
                <text:list-item>
                  <text:p text:style-name="P36">TEST ==&gt; OK</text:p>
                </text:list-item>
              </text:list>
            </text:list-item>
            <text:list-item>
              <text:p text:style-name="P36">T-1.2 : “j2 : Y : 2”</text:p>
              <text:list>
                <text:list-item>
                  <text:p text:style-name="P36">~~ “j2 : Y : 3”</text:p>
                </text:list-item>
                <text:list-item>
                  <text:p text:style-name="P36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008086907839313342" text:style-name="L16">
        <text:list-item>
          <text:p text:style-name="P37">TASK : “j2 : Y : 4” ~~</text:p>
          <text:list>
            <text:list-item>
              <text:p text:style-name="P37">//_20200106_175914:next</text:p>
            </text:list-item>
          </text:list>
        </text:list-item>
      </text:list>
      <text:p text:style-name="P5">[further]</text:p>
      <text:list xml:id="list8723680346049677396" text:style-name="L17">
        <text:list-item>
          <text:p text:style-name="P38"/>
        </text:list-item>
      </text:list>
      <text:p text:style-name="P15"><text:line-break/><text:span text:style-name="T2">[/ XXX]</text:span></text:p>
      <text:p text:style-name="P9"/>
      <text:p text:style-name="P5"><text:span text:style-name="T4">6</text:span>---------------------------------------------------------------------------</text:p>
      <text:p text:style-name="P12">res free# JVEMV6 44#10.2_7 / 44. currency / 10. prog-php / 2. tester / <text:s/>XXXX</text:p>
      <text:p text:style-name="P12"><text:soft-page-break/></text:p>
      <text:p text:style-name="P5">[do] <text:span text:style-name="T1">#_ </text:span></text:p>
      <text:list xml:id="list4505761245302623326" text:style-name="L18">
        <text:list-item>
          <text:p text:style-name="P39">REVIEW</text:p>
        </text:list-item>
        <text:list-item>
          <text:p text:style-name="P39">TASK-1 : “j2 : Y : 4” ~~</text:p>
          <text:list>
            <text:list-item>
              <text:list>
                <text:list-item>
                  <text:p text:style-name="P39">//_20200106_175914:next</text:p>
                </text:list-item>
              </text:list>
            </text:list-item>
            <text:list-item>
              <text:p text:style-name="P39">T-1.1 </text:p>
              <text:list>
                <text:list-item>
                  <text:p text:style-name="P39">pos → init</text:p>
                  <text:list>
                    <text:list-item>
                      <text:p text:style-name="P39">new FUNC : init_Pos();</text:p>
                    </text:list-item>
                  </text:list>
                </text:list-item>
                <text:list-item>
                  <text:p text:style-name="P39">TEST</text:p>
                  <text:list>
                    <text:list-item>
                      <text:p text:style-name="P39">==&gt; OK</text:p>
                    </text:list-item>
                  </text:list>
                </text:list-item>
              </text:list>
            </text:list-item>
            <text:list-item>
              <text:p text:style-name="P39">SEG-1</text:p>
              <text:list>
                <text:list-item>
                  <text:list>
                    <text:list-item>
                      <text:p text:style-name="P39">for-loop ==&gt; add param → $lo_Vals ==&gt; val_TP, a.o.</text:p>
                    </text:list-item>
                  </text:list>
                </text:list-item>
                <text:list-item>
                  <text:p text:style-name="P39">S-1.1</text:p>
                  <text:list>
                    <text:list-item>
                      <text:p text:style-name="P39">==&gt; OK</text:p>
                    </text:list-item>
                  </text:list>
                </text:list-item>
              </text:list>
            </text:list-item>
            <text:list-item>
              <text:p text:style-name="P39">T-1.2 : “step : B : j2 : Y : 4.2 set ==&gt; new vals”</text:p>
              <text:list>
                <text:list-item>
                  <text:p text:style-name="P39">new FUNC : j2_Y_4_2()</text:p>
                  <text:list>
                    <text:list-item>
                      <text:p text:style-name="P39">//_20200107_152525:caller</text:p>
                    </text:list-item>
                    <text:list-item>
                      <text:p text:style-name="P39"/>
                    </text:list-item>
                  </text:list>
                </text:list-item>
                <text:list-item>
                  <text:p text:style-name="P39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9135944132901975374" text:style-name="L19">
        <text:list-item>
          <text:p text:style-name="P40">TASK : “j2 : Y : 5”</text:p>
          <text:list>
            <text:list-item>
              <text:p text:style-name="P40">//_20200107_153029:next</text:p>
            </text:list-item>
          </text:list>
        </text:list-item>
      </text:list>
      <text:p text:style-name="P5">[further]</text:p>
      <text:list xml:id="list1898400535296413005" text:style-name="L20">
        <text:list-item>
          <text:p text:style-name="P41"/>
        </text:list-item>
      </text:list>
      <text:p text:style-name="P15"><text:line-break/><text:span text:style-name="T2">[/ 20200107_153311]</text:span></text:p>
      <text:p text:style-name="P15"/>
      <text:p text:style-name="P9"/>
      <text:p text:style-name="P5"><text:soft-page-break/>---------------------------------------------------------------------------</text:p>
      <text:p text:style-name="P12">res free# JVEMV6 44#10.2_8 / 44. currency / 10. prog-php / 2. tester / <text:s/>20200109_174248</text:p>
      <text:p text:style-name="P12"/>
      <text:p text:style-name="P5">[do] <text:span text:style-name="T1">#_ </text:span></text:p>
      <text:list xml:id="list35311515" text:continue-list="list35329441" text:style-name="L1">
        <text:list-item>
          <text:p text:style-name="P21">REVIEW</text:p>
        </text:list-item>
        <text:list-item>
          <text:p text:style-name="P21">TASK-1 : “j2 : Y : 5”</text:p>
          <text:list>
            <text:list-item>
              <text:list>
                <text:list-item>
                  <text:p text:style-name="P21">//_20200107_153029:next</text:p>
                </text:list-item>
              </text:list>
            </text:list-item>
            <text:list-item>
              <text:p text:style-name="P21">T-1.1</text:p>
              <text:list>
                <text:list-item>
                  <text:p text:style-name="P21">new FUNC : get_Bar_Type($pos, $bd)q</text:p>
                  <text:list>
                    <text:list-item>
                      <text:p text:style-name="P21">sig</text:p>
                    </text:list-item>
                    <text:list-item>
                      <text:p text:style-name="P21">labels</text:p>
                    </text:list-item>
                    <text:list-item>
                      <text:p text:style-name="P21">caller</text:p>
                    </text:list-item>
                    <text:list-item>
                      <text:p text:style-name="P21">dummy line</text:p>
                    </text:list-item>
                    <text:list-item>
                      <text:p text:style-name="P21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19546315181600537" text:style-name="L21">
        <text:list-item>
          <text:p text:style-name="P42">TASK</text:p>
          <text:list>
            <text:list-item>
              <text:p text:style-name="P42">func : get_Bar_Type</text:p>
              <text:list>
                <text:list-item>
                  <text:p text:style-name="P42">new FUNC : get_Bar_Type__BUY(...)</text:p>
                </text:list-item>
                <text:list-item>
                  <text:p text:style-name="P42">//_20200109_181021:next</text:p>
                </text:list-item>
              </text:list>
            </text:list-item>
          </text:list>
        </text:list-item>
      </text:list>
      <text:p text:style-name="P5">[further]</text:p>
      <text:list xml:id="list752952310230487451" text:style-name="L22">
        <text:list-item>
          <text:p text:style-name="P43"/>
        </text:list-item>
      </text:list>
      <text:p text:style-name="P15"><text:line-break/><text:span text:style-name="T2">[/ 20200109_181032]</text:span></text:p>
      <text:p text:style-name="P15"/>
      <text:p text:style-name="P9"/>
      <text:p text:style-name="P5"><text:span text:style-name="T4">8</text:span>---------------------------------------------------------------------------</text:p>
      <text:p text:style-name="P12">res free# JVEMV6 44#10.2_9 / 44. currency / 10. prog-php / 2. tester / <text:s/><text:soft-page-break/>20200112_125240</text:p>
      <text:p text:style-name="P12"/>
      <text:p text:style-name="P5">[do] <text:span text:style-name="T1">#_ </text:span></text:p>
      <text:list xml:id="list4232558749254041244" text:style-name="L23">
        <text:list-item>
          <text:p text:style-name="P44">REVIEW</text:p>
        </text:list-item>
        <text:list-item>
          <text:p text:style-name="P44">TASK-1</text:p>
          <text:list>
            <text:list-item>
              <text:list>
                <text:list-item>
                  <text:p text:style-name="P44">func : get_Bar_Type</text:p>
                  <text:list>
                    <text:list-item>
                      <text:p text:style-name="P44">new FUNC : get_Bar_Type__BUY(...)</text:p>
                    </text:list-item>
                    <text:list-item>
                      <text:p text:style-name="P44">//_20200109_181021:next</text:p>
                    </text:list-item>
                  </text:list>
                </text:list-item>
              </text:list>
            </text:list-item>
            <text:list-item>
              <text:p text:style-name="P44">T-1.1</text:p>
              <text:list>
                <text:list-item>
                  <text:p text:style-name="P44">new FUNC : get_Bar_Type__BUY(...)</text:p>
                  <text:list>
                    <text:list-item>
                      <text:p text:style-name="P44">~~ “step : 1”</text:p>
                    </text:list-item>
                    <text:list-item>
                      <text:p text:style-name="P44">sig</text:p>
                    </text:list-item>
                    <text:list-item>
                      <text:p text:style-name="P44">labels</text:p>
                      <text:list>
                        <text:list-item>
                          <text:p text:style-name="P44"><text:tab/><text:tab/>//_20200112_133506:caller</text:p>
                        </text:list-item>
                        <text:list-item>
                          <text:p text:style-name="P44"><text:tab/><text:tab/>//_20200112_133510:head</text:p>
                        </text:list-item>
                        <text:list-item>
                          <text:p text:style-name="P44"><text:tab/><text:tab/>//_20200112_133513:wl</text:p>
                        </text:list-item>
                      </text:list>
                    </text:list-item>
                    <text:list-item>
                      <text:p text:style-name="P44">caller</text:p>
                      <text:list>
                        <text:list-item>
                          <text:p text:style-name="P44"/>
                        </text:list-item>
                      </text:list>
                    </text:list-item>
                    <text:list-item>
                      <text:p text:style-name="P44">dummy</text:p>
                    </text:list-item>
                    <text:list-item>
                      <text:p text:style-name="P44">TEST =&gt; OK</text:p>
                    </text:list-item>
                  </text:list>
                </text:list-item>
              </text:list>
            </text:list-item>
            <text:list-item>
              <text:p text:style-name="P44">T-1.2 : “j1 : Y/N : 1”</text:p>
              <text:list>
                <text:list-item>
                  <text:p text:style-name="P44">CODE</text:p>
                  <text:list>
                    <text:list-item>
                      <text:p text:style-name="P44">//_20200112_135454:tmp</text:p>
                    </text:list-item>
                    <text:list-item>
                      <text:p text:style-name="P44">show log; show diff</text:p>
                    </text:list-item>
                  </text:list>
                </text:list-item>
                <text:list-item>
                  <text:p text:style-name="P44">TEST ==&gt; OK</text:p>
                </text:list-item>
              </text:list>
            </text:list-item>
            <text:list-item>
              <text:p text:style-name="P44">T-1.3 : “j1 : N : 2”</text:p>
              <text:list>
                <text:list-item>
                  <text:p text:style-name="P44">CODE</text:p>
                </text:list-item>
                <text:list-item>
                  <text:p text:style-name="P44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961126795796298542" text:style-name="L24">
        <text:list-item>
          <text:p text:style-name="P45"><text:soft-page-break/>TASK</text:p>
          <text:list>
            <text:list-item>
              <text:p text:style-name="P45">“j2 : N : 2” ~~</text:p>
              <text:list>
                <text:list-item>
                  <text:p text:style-name="P45">flowcharting</text:p>
                </text:list-item>
                <text:list-item>
                  <text:p text:style-name="P45">memo=2020-01-12</text:p>
                </text:list-item>
                <text:list-item>
                  <text:p text:style-name="P45">//_20200112_142119:next</text:p>
                </text:list-item>
              </text:list>
            </text:list-item>
          </text:list>
        </text:list-item>
      </text:list>
      <text:p text:style-name="P5">[further]</text:p>
      <text:list xml:id="list1595892591463307626" text:style-name="L25">
        <text:list-item>
          <text:p text:style-name="P46"/>
        </text:list-item>
      </text:list>
      <text:p text:style-name="P15"><text:line-break/><text:span text:style-name="T2">[/ 20200112_141641]</text:span></text:p>
      <text:p text:style-name="P15"/>
      <text:p text:style-name="P9"/>
      <text:p text:style-name="P5"><text:span text:style-name="T4">9</text:span>---------------------------------------------------------------------------</text:p>
      <text:p text:style-name="P12">res free# JVEMV6 44#10.2_10 / 44. currency / 10. prog-php / 2. tester / <text:s/>XXXX</text:p>
      <text:p text:style-name="P12"/>
      <text:p text:style-name="P5">[do] <text:span text:style-name="T1">#_ </text:span></text:p>
      <text:list xml:id="list4789363510519653994" text:style-name="L26">
        <text:list-item>
          <text:p text:style-name="P47">REVIEW</text:p>
        </text:list-item>
        <text:list-item>
          <text:p text:style-name="P47">SEG-1 : “j2 : Y : 4” ==&gt; add more params</text:p>
          <text:list>
            <text:list-item>
              <text:p text:style-name="P47">S-1.1</text:p>
              <text:list>
                <text:list-item>
                  <text:p text:style-name="P47">TREE</text:p>
                  <text:list>
                    <text:list-item>
                      <text:p text:style-name="P47">LibEaTester::fx_tester_T_1__Exec</text:p>
                      <text:list>
                        <text:list-item>
                          <text:p text:style-name="P47">LibEaTester::loop_J1_N</text:p>
                          <text:list>
                            <text:list-item>
                              <text:p text:style-name="P47"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7">TEST ==&gt; OK</text:p>
            </text:list-item>
          </text:list>
        </text:list-item>
        <text:list-item>
          <text:p text:style-name="P47">SEG-2 : new FUNC : “show_Basic_Pos_Data($pos, __FILE__, __LINE__)”</text:p>
          <text:list>
            <text:list-item>
              <text:p text:style-name="P47">func</text:p>
              <text:list>
                <text:list-item>
                  <text:p text:style-name="P47">//_20200112_173733:tmp</text:p>
                </text:list-item>
                <text:list-item>
                  <text:p text:style-name="P47">sig</text:p>
                </text:list-item>
                <text:list-item>
                  <text:p text:style-name="P47">labels</text:p>
                  <text:list>
                    <text:list-item>
                      <text:p text:style-name="P47"><text:soft-page-break/>//_20200112_173841:caller</text:p>
                    </text:list-item>
                    <text:list-item>
                      <text:p text:style-name="P47">//_20200112_173843:head</text:p>
                    </text:list-item>
                    <text:list-item>
                      <text:p text:style-name="P47">//_20200112_173846:wl</text:p>
                    </text:list-item>
                  </text:list>
                </text:list-item>
                <text:list-item>
                  <text:p text:style-name="P47">caller</text:p>
                </text:list-item>
                <text:list-item>
                  <text:p text:style-name="P47">TEST ==&gt; OK</text:p>
                </text:list-item>
              </text:list>
            </text:list-item>
          </text:list>
        </text:list-item>
        <text:list-item>
          <text:p text:style-name="P47">TASK-1 : </text:p>
        </text:list-item>
      </text:list>
      <text:list xml:id="list35320957" text:continue-list="list35311515" text:style-name="L1">
        <text:list-item>
          <text:list>
            <text:list-item>
              <text:list>
                <text:list-item>
                  <text:p text:style-name="P21">“j2 : N : 2” ~~</text:p>
                  <text:list>
                    <text:list-item>
                      <text:p text:style-name="P21">flowcharting</text:p>
                    </text:list-item>
                    <text:list-item>
                      <text:p text:style-name="P21">memo=2020-01-12</text:p>
                    </text:list-item>
                    <text:list-item>
                      <text:p text:style-name="P21">//_20200112_142119:next</text:p>
                    </text:list-item>
                  </text:list>
                </text:list-item>
              </text:list>
            </text:list-item>
            <text:list-item>
              <text:p text:style-name="P21">T-1.1</text:p>
              <text:list>
                <text:list-item>
                  <text:p text:style-name="P21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2909116856342414477" text:style-name="L27">
        <text:list-item>
          <text:p text:style-name="P48">TASK : this ==&gt; TASK-1</text:p>
        </text:list-item>
      </text:list>
      <text:p text:style-name="P5">[further]</text:p>
      <text:list xml:id="list562396288016172038" text:style-name="L28">
        <text:list-item>
          <text:p text:style-name="P49"/>
        </text:list-item>
      </text:list>
      <text:p text:style-name="P15"><text:line-break/><text:span text:style-name="T2">[/ 20200112_174515]</text:span></text:p>
      <text:p text:style-name="P15"/>
      <text:p text:style-name="P9"/>
      <text:p text:style-name="P5"><text:span text:style-name="T4">10</text:span>---------------------------------------------------------------------------</text:p>
      <text:p text:style-name="P12">res free# JVEMV6 44#10.2_11 / 44. currency / 10. prog-php / 2. tester / <text:s/>20200113_120438</text:p>
      <text:p text:style-name="P12"/>
      <text:p text:style-name="P5">[do] <text:span text:style-name="T1">#_ </text:span></text:p>
      <text:list xml:id="list9060801589797878664" text:style-name="L29">
        <text:list-item>
          <text:p text:style-name="P50">REVIEW</text:p>
        </text:list-item>
        <text:list-item>
          <text:p text:style-name="P50">TASK-1</text:p>
          <text:list>
            <text:list-item>
              <text:list>
                <text:list-item>
                  <text:p text:style-name="P50">“j2 : N : 2” ~~</text:p>
                  <text:list>
                    <text:list-item>
                      <text:p text:style-name="P50"><text:soft-page-break/>flowcharting</text:p>
                    </text:list-item>
                    <text:list-item>
                      <text:p text:style-name="P50">memo=2020-01-12</text:p>
                    </text:list-item>
                    <text:list-item>
                      <text:p text:style-name="P50">//_20200112_142119:next</text:p>
                    </text:list-item>
                  </text:list>
                </text:list-item>
              </text:list>
            </text:list-item>
            <text:list-item>
              <text:p text:style-name="P50">T-1.1</text:p>
              <text:list>
                <text:list-item>
                  <text:p text:style-name="P50">“j2 : N : 2” </text:p>
                </text:list-item>
                <text:list-item>
                  <text:p text:style-name="P50">TEST ==&gt; OK</text:p>
                </text:list-item>
              </text:list>
            </text:list-item>
          </text:list>
        </text:list-item>
        <text:list-item>
          <text:p text:style-name="P50">TASK-2 : “j3 : N : 2” ~~</text:p>
          <text:list>
            <text:list-item>
              <text:p text:style-name="P50">T-2.1</text:p>
              <text:list>
                <text:list-item>
                  <text:p text:style-name="P50">“j3 : N : 2”</text:p>
                </text:list-item>
                <text:list-item>
                  <text:p text:style-name="P50">“j4”</text:p>
                </text:list-item>
                <text:list-item>
                  <text:p text:style-name="P50">TEST ==&gt; OK</text:p>
                </text:list-item>
              </text:list>
            </text:list-item>
            <text:list-item>
              <text:p text:style-name="P50">T-2.2 : add “$strOf_Bar_Type”</text:p>
              <text:list>
                <text:list-item>
                  <text:p text:style-name="P50">“j4”</text:p>
                </text:list-item>
                <text:list-item>
                  <text:p text:style-name="P50">TEST ==&gt; OK</text:p>
                </text:list-item>
              </text:list>
            </text:list-item>
          </text:list>
        </text:list-item>
      </text:list>
      <text:p text:style-name="P5">[next]</text:p>
      <text:list xml:id="list5637207936181771138" text:style-name="L30">
        <text:list-item>
          <text:p text:style-name="P51">TASK</text:p>
          <text:list>
            <text:list-item>
              <text:p text:style-name="P51">func “tester” : “j5” ~~</text:p>
            </text:list-item>
            <text:list-item>
              <text:p text:style-name="P51">func “get_Bar_Type($pos, $bd, $typeOf_Position)”</text:p>
              <text:list>
                <text:list-item>
                  <text:p text:style-name="P51">==&gt; add code : return</text:p>
                </text:list-item>
                <text:list-item>
                  <text:p text:style-name="P51">//_20200113_124813:next</text:p>
                </text:list-item>
              </text:list>
            </text:list-item>
          </text:list>
        </text:list-item>
      </text:list>
      <text:p text:style-name="P5">[further]</text:p>
      <text:list xml:id="list1301157899062196937" text:style-name="L31">
        <text:list-item>
          <text:p text:style-name="P52"/>
        </text:list-item>
      </text:list>
      <text:p text:style-name="P15"><text:line-break/><text:span text:style-name="T2">[/ 20200113_124826]</text:span></text:p>
      <text:p text:style-name="P15"/>
      <text:p text:style-name="P9"/>
      <text:p text:style-name="P5">---------------------------------------------------------------------------</text:p>
      <text:p text:style-name="P12">res free# JVEMV6 44#10.2_12 / 44. currency / 10. prog-php / 2. tester / <text:s/>20200113_173458</text:p>
      <text:p text:style-name="P12"><text:soft-page-break/></text:p>
      <text:p text:style-name="P5">[do] <text:span text:style-name="T1">#_ </text:span></text:p>
      <text:list xml:id="list242011690000427890" text:style-name="L32">
        <text:list-item>
          <text:p text:style-name="P53">REVIEW</text:p>
        </text:list-item>
        <text:list-item>
          <text:p text:style-name="P53">TASK-1</text:p>
          <text:list>
            <text:list-item>
              <text:list>
                <text:list-item>
                  <text:p text:style-name="P53">func “tester” : “j5” ~~</text:p>
                </text:list-item>
                <text:list-item>
                  <text:p text:style-name="P53">func “get_Bar_Type($pos, $bd, $typeOf_Position)”</text:p>
                  <text:list>
                    <text:list-item>
                      <text:p text:style-name="P53">==&gt; add code : return</text:p>
                    </text:list-item>
                    <text:list-item>
                      <text:p text:style-name="P53">//_20200113_124813:next</text:p>
                    </text:list-item>
                  </text:list>
                </text:list-item>
              </text:list>
            </text:list-item>
            <text:list-item>
              <text:p text:style-name="P53">T-1.1</text:p>
              <text:list>
                <text:list-item>
                  <text:p text:style-name="P53">CODE</text:p>
                </text:list-item>
                <text:list-item>
                  <text:p text:style-name="P53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999770565769967817" text:style-name="L33">
        <text:list-item>
          <text:p text:style-name="P54">TASK</text:p>
          <text:list>
            <text:list-item>
              <text:p text:style-name="P54">func “LibEaTester::loop_J1_N”</text:p>
              <text:list>
                <text:list-item>
                  <text:p text:style-name="P54">“j2 : N : 2” ~~</text:p>
                </text:list-item>
                <text:list-item>
                  <text:p text:style-name="P54">//_20200113_175050:next</text:p>
                </text:list-item>
              </text:list>
            </text:list-item>
          </text:list>
        </text:list-item>
      </text:list>
      <text:p text:style-name="P5">[further]</text:p>
      <text:list xml:id="list7966967732270099740" text:style-name="L34">
        <text:list-item>
          <text:p text:style-name="P55"/>
        </text:list-item>
      </text:list>
      <text:p text:style-name="P15"><text:line-break/><text:span text:style-name="T2">[/ 20200113_175104]</text:span></text:p>
      <text:p text:style-name="P15"/>
      <text:p text:style-name="P9"/>
      <text:p text:style-name="P5"><text:span text:style-name="T4">12</text:span>---------------------------------------------------------------------------</text:p>
      <text:p text:style-name="P12">res free# JVEMV6 44#10.2_13 / 44. currency / 10. prog-php / 2. tester / <text:s/>20200114_115106</text:p>
      <text:p text:style-name="P12"/>
      <text:p text:style-name="P5">[do] <text:span text:style-name="T1">#_ </text:span></text:p>
      <text:list xml:id="list6368184734291267324" text:style-name="L35">
        <text:list-item>
          <text:p text:style-name="P56">REVIEW</text:p>
        </text:list-item>
        <text:list-item>
          <text:p text:style-name="P56"><text:soft-page-break/>TASK-1</text:p>
          <text:list>
            <text:list-item>
              <text:list>
                <text:list-item>
                  <text:p text:style-name="P56">func “LibEaTester::loop_J1_N”</text:p>
                  <text:list>
                    <text:list-item>
                      <text:p text:style-name="P56">“j2 : N : 2” ~~</text:p>
                    </text:list-item>
                    <text:list-item>
                      <text:p text:style-name="P56">//_20200113_175050:next</text:p>
                    </text:list-item>
                  </text:list>
                </text:list-item>
              </text:list>
            </text:list-item>
            <text:list-item>
              <text:p text:style-name="P56">T-1.1</text:p>
              <text:list>
                <text:list-item>
                  <text:p text:style-name="P56">//_20200114_115250:tmp</text:p>
                </text:list-item>
                <text:list-item>
                  <text:p text:style-name="P56">j2 ==&gt; false (dummy)</text:p>
                </text:list-item>
                <text:list-item>
                  <text:p text:style-name="P56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234875255383266336" text:style-name="L36">
        <text:list-item>
          <text:p text:style-name="P57">TASK</text:p>
          <text:list>
            <text:list-item>
              <text:p text:style-name="P57">func “loop_J1_N” ==&gt; add return val → bar type string</text:p>
            </text:list-item>
            <text:list-item>
              <text:p text:style-name="P57">//_20200114_121654:next</text:p>
            </text:list-item>
            <text:list-item>
              <text:p text:style-name="P57">edit</text:p>
              <text:list>
                <text:list-item>
                  <text:p text:style-name="P57">func caller line</text:p>
                </text:list-item>
              </text:list>
            </text:list-item>
          </text:list>
        </text:list-item>
      </text:list>
      <text:p text:style-name="P5">[further]</text:p>
      <text:list xml:id="list6766122380280843284" text:style-name="L37">
        <text:list-item>
          <text:p text:style-name="P58"/>
        </text:list-item>
      </text:list>
      <text:p text:style-name="P15"><text:line-break/><text:span text:style-name="T2">[/ 20200114_121723]</text:span></text:p>
      <text:p text:style-name="P15"/>
      <text:p text:style-name="P9"/>
      <text:p text:style-name="P5"><text:span text:style-name="T4">13</text:span>---------------------------------------------------------------------------</text:p>
      <text:p text:style-name="P12">res free# JVEMV6 44#10.2_14 / 44. currency / 10. prog-php / 2. tester / <text:s/>20200116_133740</text:p>
      <text:p text:style-name="P12"/>
      <text:p text:style-name="P5">[do] <text:span text:style-name="T1">#_ </text:span></text:p>
      <text:list xml:id="list3929046438911071299" text:style-name="L38">
        <text:list-item>
          <text:p text:style-name="P59">REVIEW</text:p>
        </text:list-item>
        <text:list-item>
          <text:p text:style-name="P59">TASK-1</text:p>
          <text:list>
            <text:list-item>
              <text:list>
                <text:list-item>
                  <text:p text:style-name="P59">func “loop_J1_N” ==&gt; add return val → bar type string</text:p>
                </text:list-item>
                <text:list-item>
                  <text:p text:style-name="P59"><text:soft-page-break/>//_20200114_121654:next</text:p>
                </text:list-item>
                <text:list-item>
                  <text:p text:style-name="P59">edit</text:p>
                  <text:list>
                    <text:list-item>
                      <text:p text:style-name="P59">func caller line</text:p>
                    </text:list-item>
                  </text:list>
                </text:list-item>
              </text:list>
            </text:list-item>
            <text:list-item>
              <text:p text:style-name="P59">T-1.1</text:p>
              <text:list>
                <text:list-item>
                  <text:p text:style-name="P59">CODE</text:p>
                </text:list-item>
                <text:list-item>
                  <text:p text:style-name="P59">TEST : //_20200114_115250:tmp ==&gt; var set to true</text:p>
                  <text:list>
                    <text:list-item>
                      <text:p text:style-name="P59">$flg_Position<text:tab/>true</text:p>
                    </text:list-item>
                    <text:list-item>
                      <text:p text:style-name="P59">$pos : st_idx = 0(NO ENTRY) / $pos-&gt;st_pr = 78.761</text:p>
                    </text:list-item>
                    <text:list-item>
                      <text:p text:style-name="P59">$typeOf_Bar<text:tab/>C5</text:p>
                    </text:list-item>
                    <text:list-item>
                      <text:p text:style-name="P59">==&gt; OK</text:p>
                    </text:list-item>
                    <text:list-item>
                      <text:p text:style-name="P59">PROBLEM : “Error: Cannot use object of type BarData as array”</text:p>
                      <text:list>
                        <text:list-item>
                          <text:p text:style-name="P59">TRY</text:p>
                          <text:list>
                            <text:list-item>
                              <text:p text:style-name="P59">TREE</text:p>
                              <text:list>
                                <text:list-item>
                                  <text:p text:style-name="P59">fx_tester_T_1__Exec</text:p>
                                </text:list-item>
                                <text:list-item>
                                  <text:p text:style-name="P59">&lt;= cont : fx_tester_T_1</text:p>
                                </text:list-item>
                                <text:list-item>
                                  <text:p text:style-name="P59">/ Libfx::get_ListOf_BarDatas()</text:p>
                                </text:list-item>
                                <text:list-item>
                                  <text:p text:style-name="P59">// Libfx::conv_CSV_Lines_To_BarDatas($lo_CSV_Lines, $lenOf_Header_Lines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9">==&gt; SOLVED</text:p>
                        </text:list-item>
                      </text:list>
                    </text:list-item>
                    <text:list-item>
                      <text:p text:style-name="P59"/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929868472888449344" text:style-name="L39">
        <text:list-item>
          <text:p text:style-name="P60">TASK : after “j1” returned → section D</text:p>
          <text:list>
            <text:list-item>
              <text:p text:style-name="P60">//_20200116_142816:next</text:p>
            </text:list-item>
            <text:list-item>
              <text:p text:style-name="P60">==&gt; see memo : 44#10.2_5</text:p>
            </text:list-item>
          </text:list>
        </text:list-item>
      </text:list>
      <text:p text:style-name="P5">[further]</text:p>
      <text:list xml:id="list3156765231241305885" text:style-name="L40">
        <text:list-item>
          <text:p text:style-name="P61"/>
        </text:list-item>
      </text:list>
      <text:p text:style-name="P15"><text:line-break/><text:soft-page-break/><text:span text:style-name="T2">[/ 20200116_142928]</text:span></text:p>
      <text:p text:style-name="P15"/>
      <text:p text:style-name="P9"/>
      <text:p text:style-name="P13"><text:span text:style-name="T3">14</text:span>---------------------------------------------------------------------------</text:p>
      <text:p text:style-name="P12">res free# JVEMV6 44#10.2_15 / 44. currency / 10. prog-php / 2. tester / <text:s/>20200116_165251</text:p>
      <text:p text:style-name="P12"/>
      <text:p text:style-name="P5">[do] <text:span text:style-name="T1">#_ </text:span></text:p>
      <text:list xml:id="list857594532269617807" text:style-name="L41">
        <text:list-item>
          <text:p text:style-name="P62">REVIEW</text:p>
        </text:list-item>
        <text:list-item>
          <text:p text:style-name="P62">TASK-1</text:p>
          <text:list>
            <text:list-item>
              <text:list>
                <text:list-item>
                  <text:p text:style-name="P17">after “j1” returned → section D</text:p>
                  <text:list>
                    <text:list-item>
                      <text:p text:style-name="P62">//_20200116_142816:next</text:p>
                    </text:list-item>
                    <text:list-item>
                      <text:p text:style-name="P62">==&gt; see memo : 44#10.2_5</text:p>
                    </text:list-item>
                  </text:list>
                </text:list-item>
              </text:list>
            </text:list-item>
            <text:list-item>
              <text:p text:style-name="P62"><text:span text:style-name="T1">#_ </text:span>SEG-1 : PROBLEM</text:p>
              <text:list>
                <text:list-item>
                  <text:p text:style-name="P62">bar data “2019.04.24 12:30” ==&gt; judged as C5</text:p>
                  <text:list>
                    <text:list-item>
                      <text:p text:style-name="P62">==&gt;should be C4</text:p>
                    </text:list-item>
                    <text:list-item>
                      <text:p text:style-name="P62">//_20200116_170153:fix</text:p>
                    </text:list-item>
                  </text:list>
                </text:list-item>
                <text:list-item>
                  <text:p text:style-name="P62">S-1.1</text:p>
                  <text:list>
                    <text:list-item>
                      <text:p text:style-name="P62">TREE</text:p>
                      <text:list>
                        <text:list-item>
                          <text:p text:style-name="P62">get_Bar_Type__BUY</text:p>
                        </text:list-item>
                        <text:list-item>
                          <text:p text:style-name="P62">&lt;== LibEaTester::get_Bar_Type__BUY($pos, $bd)</text:p>
                        </text:list-item>
                        <text:list-item>
                          <text:p text:style-name="P62">&lt;== get_Bar_Type($pos, $bd, $typeOf_Position)</text:p>
                        </text:list-item>
                        <text:list-item>
                          <text:p text:style-name="P62">&lt;== loop_J1_N($lo_BarDatas, $flg_Position, $idxOf_Loop, $pos, $lo_Vals)</text:p>
                          <text:list>
                            <text:list-item>
                              <text:p text:style-name="P62">$bd = $lo_BarDatas[$idxOf_Loop]</text:p>
                            </text:list-item>
                          </text:list>
                        </text:list-item>
                        <text:list-item>
                          <text:p text:style-name="P62">&lt;== fx_tester_T_1__Exec($lo_BarDatas)</text:p>
                        </text:list-item>
                      </text:list>
                    </text:list-item>
                    <text:list-item>
                      <text:p text:style-name="P62">? $lo_BarDatas ==&gt; where built ?</text:p>
                      <text:list>
                        <text:list-item>
                          <text:p text:style-name="P62">==&gt; cont : fx_tester_T_1()</text:p>
                        </text:list-item>
                        <text:list-item>
                          <text:p text:style-name="P62">// Libfx::get_ListOf_BarDatas()</text:p>
                        </text:list-item>
                        <text:list-item>
                          <text:p text:style-name="P62"><text:soft-page-break/>==&gt; $lo_BarDatas = Libfx::conv_CSV_Lines_To_BarDatas($lo_CSV_Lines, $lenOf_Header_Lines)</text:p>
                        </text:list-item>
                        <text:list-item>
                          <text:p text:style-name="P62">==&gt; “<text:tab/><text:tab/><text:tab/>$bd-&gt;price_High = $line[2];</text:p>
                        </text:list-item>
                        <text:list-item>
                          <text:p text:style-name="P62"><text:tab/><text:tab/><text:tab/>$bd-&gt;price_Low = $line[3];</text:p>
                        </text:list-item>
                        <text:list-item>
                          <text:p text:style-name="P62"><text:tab/><text:tab/><text:tab/>$bd-&gt;price_Close = $line[4];”</text:p>
                        </text:list-item>
                      </text:list>
                    </text:list-item>
                  </text:list>
                </text:list-item>
                <text:list-item>
                  <text:p text:style-name="P62">S-1.2 : review ==&gt; csv file</text:p>
                  <text:list>
                    <text:list-item>
                      <text:p text:style-name="P62">open </text:p>
                    </text:list-item>
                    <text:list-item>
                      <text:p text:style-name="P62">search : “2019.04.24 12:30”</text:p>
                    </text:list-item>
                    <text:list-item>
                      <text:p text:style-name="P62">==&gt; “78.761;78.762;78.75700000000001;78.762” (open, H,L,close)</text:p>
                    </text:list-item>
                  </text:list>
                </text:list-item>
                <text:list-item>
                  <text:p text:style-name="P62">==&gt; DROP</text:p>
                </text:list-item>
              </text:list>
            </text:list-item>
            <text:list-item>
              <text:p text:style-name="P62"><text:span text:style-name="T1">#_ </text:span>SEG-2 : gen ==&gt; csv file</text:p>
              <text:list>
                <text:list-item>
                  <text:p text:style-name="P62">A/D, M15</text:p>
                </text:list-item>
                <text:list-item>
                  <text:p text:style-name="P62">at : obs/44_/44_5.1_10 (C:\Users\iwabuchiken\AppData\Roaming\MetaQuotes\Terminal\34B08C83A5AAE27A4079DE708E60511E\MQL4\Files\Research\obs\44_\44_5.1_10\obs\44_)</text:p>
                </text:list-item>
                <text:list-item>
                  <text:p text:style-name="P62">gen</text:p>
                </text:list-item>
                <text:list-item>
                  <text:p text:style-name="P62">validate</text:p>
                  <text:list>
                    <text:list-item>
                      <text:p text:style-name="P62">2019.04.25 22:30 ==&gt; OK</text:p>
                    </text:list-item>
                    <text:list-item>
                      <text:p text:style-name="P62">2020.01.16 09:30 ==&gt; OK</text:p>
                    </text:list-item>
                  </text:list>
                </text:list-item>
                <text:list-item>
                  <text:p text:style-name="P62">S-2.1 : sliced file</text:p>
                  <text:list>
                    <text:list-item>
                      <text:p text:style-name="P62">==&gt; 44_5.1_10_rawdata.(AUDJPY).(Period-M15).(NumOfUnits-18000).(Bars-18000).20200116_171429.[SLICE-30].csv</text:p>
                    </text:list-item>
                  </text:list>
                </text:list-item>
                <text:list-item>
                  <text:p text:style-name="P62">S-2.2 : php file ==&gt; change file name</text:p>
                </text:list-item>
                <text:list-item>
                  <text:p text:style-name="P62">S-2.3</text:p>
                  <text:list>
                    <text:list-item>
                      <text:p text:style-name="P62">TEST : exec tester</text:p>
                      <text:list>
                        <text:list-item>
                          <text:p text:style-name="P62">==&gt; “$typeOf_Bar<text:tab/>C4” (2020.01.16 10:00)</text:p>
                        </text:list-item>
                        <text:list-item>
                          <text:p text:style-name="P62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">T-1.1 : “step : D : 1 : 1”</text:p>
              <text:list>
                <text:list-item>
                  <text:p text:style-name="P62">==&gt; OK</text:p>
                </text:list-item>
              </text:list>
            </text:list-item>
            <text:list-item>
              <text:p text:style-name="P62">T-1.2 : “step : D : 1 : 2” → dispatch</text:p>
              <text:list>
                <text:list-item>
                  <text:p text:style-name="P62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8598594358317283013" text:style-name="L42">
        <text:list-item>
          <text:p text:style-name="P63">TASK : “step : D : 1 : 2-1” ~~</text:p>
          <text:list>
            <text:list-item>
              <text:p text:style-name="P63">//_20200116_173730:next</text:p>
            </text:list-item>
          </text:list>
        </text:list-item>
      </text:list>
      <text:p text:style-name="P5">[further]</text:p>
      <text:list xml:id="list8151316848573149635" text:style-name="L43">
        <text:list-item>
          <text:p text:style-name="P64"/>
        </text:list-item>
      </text:list>
      <text:p text:style-name="P15"><text:line-break/><text:span text:style-name="T2">[/ 20200116_173759]</text:span></text:p>
      <text:p text:style-name="P9"/>
      <text:p text:style-name="P5"><text:span text:style-name="T4">15</text:span>---------------------------------------------------------------------------</text:p>
      <text:p text:style-name="P12">res free# JVEMV6 44#10.2_16 / 44. currency / 10. prog-php / 2. tester / <text:s/>20200117_114007</text:p>
      <text:p text:style-name="P12"/>
      <text:p text:style-name="P5">[do] <text:span text:style-name="T1">#_ </text:span></text:p>
      <text:list xml:id="list2962502064180313037" text:style-name="L44">
        <text:list-item>
          <text:p text:style-name="P65">REVIEW</text:p>
        </text:list-item>
        <text:list-item>
          <text:p text:style-name="P65">TASK-1 : “step : D : 1 : 2-1” ~~</text:p>
          <text:list>
            <text:list-item>
              <text:list>
                <text:list-item>
                  <text:p text:style-name="P65">//_20200116_173730:next</text:p>
                </text:list-item>
              </text:list>
            </text:list-item>
            <text:list-item>
              <text:p text:style-name="P65">T-1.1</text:p>
              <text:list>
                <text:list-item>
                  <text:p text:style-name="P65">TEST ==&gt; “(step : D : 1 : 2-2) C4”</text:p>
                  <text:list>
                    <text:list-item>
                      <text:p text:style-name="P6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<text:span text:style-name="T1">#_ </text:span>SEG-1 : lib_ea_tester.php</text:p>
          <text:list>
            <text:list-item>
              <text:list>
                <text:list-item>
                  <text:p text:style-name="P65">for-loop : “$typeOf_Bar == CONS::$strOf_BarType__SL”</text:p>
                </text:list-item>
              </text:list>
            </text:list-item>
            <text:list-item>
              <text:p text:style-name="P65">S-1.1</text:p>
              <text:list>
                <text:list-item>
                  <text:p text:style-name="P65">CODE : //test:20200117_122008</text:p>
                </text:list-item>
                <text:list-item>
                  <text:p text:style-name="P65"><text:soft-page-break/>TEST ==&gt; </text:p>
                  <text:list>
                    <text:list-item>
                      <text:p text:style-name="P6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<text:span text:style-name="T1">#_ </text:span>SEG-2 </text:p>
          <text:list>
            <text:list-item>
              <text:list>
                <text:list-item>
                  <text:p text:style-name="P65">func : “LibEaTester::fx_tester_T_1__Exec($lo_BarDatas)”</text:p>
                  <text:list>
                    <text:list-item>
                      <text:p text:style-name="P65">==&gt; retrun vals</text:p>
                    </text:list-item>
                    <text:list-item>
                      <text:p text:style-name="P65">==&gt; add param : “$num_Loop_Start”</text:p>
                    </text:list-item>
                  </text:list>
                </text:list-item>
              </text:list>
            </text:list-item>
            <text:list-item>
              <text:p text:style-name="P65">S-2.1</text:p>
              <text:list>
                <text:list-item>
                  <text:p text:style-name="P65">CODE</text:p>
                  <text:list>
                    <text:list-item>
                      <text:p text:style-name="P65">“$valOf_Ret” ==&gt; dec<text:span text:style-name="T11">lare at the top of the func : “fx_tester_T_1__Exec”</text:span></text:p>
                    </text:list-item>
                    <text:list-item>
                      <text:p text:style-name="P107"/>
                    </text:list-item>
                  </text:list>
                </text:list-item>
              </text:list>
            </text:list-item>
          </text:list>
        </text:list-item>
        <text:list-item>
          <text:p text:style-name="P65">SEG-3</text:p>
          <text:list>
            <text:list-item>
              <text:list>
                <text:list-item>
                  <text:p text:style-name="P65">func : “LibEaTester::loop_J1_N”</text:p>
                  <text:list>
                    <text:list-item>
                      <text:p text:style-name="P65">==&gt; add return val : “flg_Loop_Through” → “true” if the loop reached the last elelemnt minus N bars (default : N=3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SEG-4</text:p>
          <text:list>
            <text:list-item>
              <text:list>
                <text:list-item>
                  <text:p text:style-name="P65">cont : //_20200106_130954:caller</text:p>
                  <text:list>
                    <text:list-item>
                      <text:p text:style-name="P65">of the returned vals, add “pos” to an array</text:p>
                    </text:list-item>
                    <text:list-item>
                      <text:p text:style-name="P65">if not terminating condition positive (SL, TP, loop-thru)</text:p>
                      <text:list>
                        <text:list-item>
                          <text:p text:style-name="P65">==&gt; continue calling the func “fx_tester_T_1__Exec”</text:p>
                          <text:list>
                            <text:list-item>
                              <text:p text:style-name="P65">==&gt; with the param “$num_Loop_Start” → updated</text:p>
                            </text:list-item>
                            <text:list-item>
                              <text:p text:style-name="P65">(i.e. use the val returned from <text:s/>fx_tester_T_1__Exe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5">SEG-5</text:p>
          <text:list>
            <text:list-item>
              <text:list>
                <text:list-item>
                  <text:p text:style-name="P65">cont :: fx_tester_T_1()</text:p>
                  <text:list>
                    <text:list-item>
                      <text:p text:style-name="P65">==&gt; section “LibEaTester::fx_tester_T_1__Exec($lo_BarDatas)”</text:p>
                      <text:list>
                        <text:list-item>
                          <text:p text:style-name="P65">==&gt; fold the section with “while” loop</text:p>
                        </text:list-item>
                        <text:list-item>
                          <text:p text:style-name="P65">==&gt; the func fx_tester_T_1__Exec($lo_BarDatas)<text:span text:style-name="T12"> returns “$numOf_Loop” as one of the return vals; if this variable is greater than (len of $lo_BarDatas) minus N bars ==&gt; then, </text:span><text:soft-page-break/><text:span text:style-name="T12">break the while loop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5">TASK-2 : “j1 : Y : 2” ~~</text:p>
          <text:list>
            <text:list-item>
              <text:p text:style-name="P65">T-2.1 </text:p>
              <text:list>
                <text:list-item>
                  <text:list>
                    <text:list-item>
                      <text:p text:style-name="P65">new FUNC : loop_J1_Y($lo_BarDatas, $flg_Position, $i, $pos, $lo_Vals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041571968200400673" text:style-name="L45">
        <text:list-item>
          <text:p text:style-name="P66">TASK</text:p>
          <text:list>
            <text:list-item>
              <text:p text:style-name="P66">this : SEG-5, SEG-4, TASK-2</text:p>
            </text:list-item>
            <text:list-item>
              <text:p text:style-name="P66">//_20200117_125541:next</text:p>
            </text:list-item>
          </text:list>
        </text:list-item>
      </text:list>
      <text:p text:style-name="P5">[further]</text:p>
      <text:list xml:id="list5252193222506514048" text:style-name="L46">
        <text:list-item>
          <text:p text:style-name="P67"/>
        </text:list-item>
      </text:list>
      <text:p text:style-name="P15"><text:line-break/><text:span text:style-name="T2">[/ 20200117_125558]</text:span></text:p>
      <text:p text:style-name="P15"/>
      <text:p text:style-name="P9"/>
      <text:p text:style-name="P5"><text:span text:style-name="T4">16</text:span>---------------------------------------------------------------------------</text:p>
      <text:p text:style-name="P12">res free# JVEMV6 44#10.2_17 / 44. currency / 10. prog-php / 2. tester / <text:s/>20200118_153201</text:p>
      <text:p text:style-name="P12"/>
      <text:p text:style-name="P5">[do] <text:span text:style-name="T1">#_ </text:span></text:p>
      <text:list xml:id="list7640853067744671894" text:style-name="L47">
        <text:list-item>
          <text:p text:style-name="P68">REVIEW</text:p>
        </text:list-item>
        <text:list-item>
          <text:p text:style-name="P68">TASK-1</text:p>
          <text:list>
            <text:list-item>
              <text:list>
                <text:list-item>
                  <text:p text:style-name="P68">cont :: fx_tester_T_1()</text:p>
                  <text:list>
                    <text:list-item>
                      <text:p text:style-name="P68">==&gt; section “LibEaTester::fx_tester_T_1__Exec($lo_BarDatas)”</text:p>
                      <text:list>
                        <text:list-item>
                          <text:p text:style-name="P68">==&gt; fold the section with “while” loop</text:p>
                        </text:list-item>
                        <text:list-item>
                          <text:p text:style-name="P68">==&gt; the func fx_tester_T_1__Exec($lo_BarDatas)<text:span text:style-name="T12"> returns “$numOf_Loop” as one of the return vals; if this variable is </text:span><text:soft-page-break/><text:span text:style-name="T12">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1">//_20200117_125541:next</text:p>
                </text:list-item>
              </text:list>
            </text:list-item>
            <text:list-item>
              <text:p text:style-name="P111">T-1.1</text:p>
              <text:list>
                <text:list-item>
                  <text:p text:style-name="P110">CODE</text:p>
                </text:list-item>
                <text:list-item>
                  <text:p text:style-name="P110">TEST ==&gt; OK</text:p>
                </text:list-item>
                <text:list-item>
                  <text:p text:style-name="P110">TEST-2 : “//test:20200117_122008” ==&gt; turn off</text:p>
                  <text:list>
                    <text:list-item>
                      <text:p text:style-name="P110">==&gt; ERROR : “Notice (8): Undefined offset: 3 [APP\Controller\FxTestController.php, line 135]”</text:p>
                    </text:list-item>
                    <text:list-item>
                      <text:p text:style-name="P110">TRY : inspect</text:p>
                      <text:list>
                        <text:list-item>
                          <text:p text:style-name="P110">==&gt; add code to → for-loop</text:p>
                        </text:list-item>
                      </text:list>
                    </text:list-item>
                    <text:list-item>
                      <text:p text:style-name="P110">TEST ==&gt; OK</text:p>
                    </text:list-item>
                  </text:list>
                </text:list-item>
              </text:list>
            </text:list-item>
            <text:list-item>
              <text:p text:style-name="P111"/>
            </text:list-item>
          </text:list>
        </text:list-item>
      </text:list>
      <text:p text:style-name="P5"/>
      <text:p text:style-name="P5">[next]</text:p>
      <text:list xml:id="list1619324328603263139" text:style-name="L48">
        <text:list-item>
          <text:p text:style-name="P69">TASK</text:p>
          <text:list>
            <text:list-item>
              <text:p text:style-name="P69">//_20200118_155832:next (cont)</text:p>
            </text:list-item>
            <text:list-item>
              <text:p text:style-name="P69">while-loop</text:p>
              <text:list>
                <text:list-item>
                  <text:p text:style-name="P69">iterate N times</text:p>
                </text:list-item>
                <text:list-item>
                  <text:p text:style-name="P69">returned “pos” val ==&gt; append to an array</text:p>
                </text:list-item>
              </text:list>
            </text:list-item>
          </text:list>
        </text:list-item>
      </text:list>
      <text:p text:style-name="P5">[further]</text:p>
      <text:list xml:id="list2172698766240976635" text:style-name="L49">
        <text:list-item>
          <text:p text:style-name="P70"/>
        </text:list-item>
      </text:list>
      <text:p text:style-name="P15"><text:line-break/><text:span text:style-name="T2">[/ 20200118_155943]</text:span></text:p>
      <text:p text:style-name="P9"/>
      <text:p text:style-name="P15"/>
      <text:p text:style-name="P5"><text:span text:style-name="T4">17</text:span>---------------------------------------------------------------------------</text:p>
      <text:p text:style-name="P12">res free# JVEMV6 44#10.2_18 / 44. currency / 10. prog-php / 2. tester / <text:s/>20200119_181058</text:p>
      <text:p text:style-name="P12"><text:soft-page-break/></text:p>
      <text:p text:style-name="P5">[do] <text:span text:style-name="T1">#_ </text:span></text:p>
      <text:list xml:id="list3172723058660415141" text:style-name="L50">
        <text:list-item>
          <text:p text:style-name="P71">REVIEW</text:p>
        </text:list-item>
        <text:list-item>
          <text:p text:style-name="P71">TASK-1</text:p>
          <text:list>
            <text:list-item>
              <text:list>
                <text:list-item>
                  <text:p text:style-name="P71">//_20200118_155832:next (cont)</text:p>
                </text:list-item>
                <text:list-item>
                  <text:p text:style-name="P71">while-loop</text:p>
                  <text:list>
                    <text:list-item>
                      <text:p text:style-name="P71">iterate N times</text:p>
                    </text:list-item>
                    <text:list-item>
                      <text:p text:style-name="P71">returned “pos” val ==&gt; append to an array</text:p>
                    </text:list-item>
                  </text:list>
                </text:list-item>
              </text:list>
            </text:list-item>
            <text:list-item>
              <text:p text:style-name="P71">T-1.1 : while-loop ==&gt; iterate N times</text:p>
              <text:list>
                <text:list-item>
                  <text:p text:style-name="P71">CODE</text:p>
                </text:list-item>
                <text:list-item>
                  <text:p text:style-name="P71">TEST ==&gt; OK</text:p>
                </text:list-item>
              </text:list>
            </text:list-item>
            <text:list-item>
              <text:p text:style-name="P71">T-1.2 : returned “pos” val ==&gt; append to an array</text:p>
              <text:list>
                <text:list-item>
                  <text:p text:style-name="P71">CODE</text:p>
                  <text:list>
                    <text:list-item>
                      <text:p text:style-name="P71">new var : $lo_Pos = array()</text:p>
                    </text:list-item>
                    <text:list-item>
                      <text:p text:style-name="P71">append pos</text:p>
                    </text:list-item>
                    <text:list-item>
                      <text:p text:style-name="P71">show num of pos instances</text:p>
                    </text:list-item>
                  </text:list>
                </text:list-item>
                <text:list-item>
                  <text:p text:style-name="P71">TEST ==&gt; OK</text:p>
                </text:list-item>
              </text:list>
            </text:list-item>
            <text:list-item>
              <text:p text:style-name="P71">SEG-1 : $lo_BarDatas ==&gt; ascending, or descending ?</text:p>
              <text:list>
                <text:list-item>
                  <text:p text:style-name="P71">S-1.1</text:p>
                  <text:list>
                    <text:list-item>
                      <text:p text:style-name="P71">debugging line</text:p>
                    </text:list-item>
                    <text:list-item>
                      <text:p text:style-name="P71">//_20200119_183513:tmp</text:p>
                    </text:list-item>
                  </text:list>
                </text:list-item>
                <text:list-item>
                  <text:p text:style-name="P71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273770747101634536" text:style-name="L51">
        <text:list-item>
          <text:p text:style-name="P72">TASK-1</text:p>
          <text:list>
            <text:list-item>
              <text:p text:style-name="P72">//_20200119_184045:next (cont)</text:p>
            </text:list-item>
            <text:list-item>
              <text:p text:style-name="P72">$lo_BarDatas ==&gt; reverse with a new FUNC</text:p>
              <text:list>
                <text:list-item>
                  <text:p text:style-name="P72">reverse_LO_BarDatas($lo_BarDatas, $strOf_Direction)</text:p>
                </text:list-item>
              </text:list>
            </text:list-item>
          </text:list>
        </text:list-item>
        <text:list-item>
          <text:p text:style-name="P72">TASK-2</text:p>
          <text:list>
            <text:list-item>
              <text:p text:style-name="P72">while-loop ==&gt; use $pos “st_idx” val</text:p>
            </text:list-item>
            <text:list-item>
              <text:p text:style-name="P72"><text:soft-page-break/>==&gt; func “LibEaTester::fx_tester_T_1__Exec($lo_BarDatas)”</text:p>
              <text:list>
                <text:list-item>
                  <text:p text:style-name="P72">==&gt; add param : “$num_Loop_Start”</text:p>
                </text:list-item>
                <text:list-item>
                  <text:p text:style-name="P72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5085738028991567714" text:style-name="L52">
        <text:list-item>
          <text:p text:style-name="P73"/>
        </text:list-item>
      </text:list>
      <text:p text:style-name="P15"><text:line-break/><text:span text:style-name="T2">[/ 20200119_184351]</text:span></text:p>
      <text:p text:style-name="P15"/>
      <text:p text:style-name="P9"/>
      <text:p text:style-name="P5"><text:span text:style-name="T4">18</text:span>---------------------------------------------------------------------------</text:p>
      <text:p text:style-name="P12">res free# JVEMV6 44#10.2_19 / 44. currency / 10. prog-php / 2. tester / <text:s/>20200120_150913</text:p>
      <text:p text:style-name="P12"/>
      <text:p text:style-name="P5">[do] <text:span text:style-name="T1">#_ </text:span></text:p>
      <text:list xml:id="list4021644234571251532" text:style-name="L53">
        <text:list-item>
          <text:p text:style-name="P74">REVIEW</text:p>
        </text:list-item>
        <text:list-item>
          <text:p text:style-name="P74">TASK-1</text:p>
          <text:list>
            <text:list-item>
              <text:list>
                <text:list-item>
                  <text:p text:style-name="P74">//_20200119_184045:next (cont)</text:p>
                </text:list-item>
                <text:list-item>
                  <text:p text:style-name="P74">$lo_BarDatas ==&gt; reverse with a new FUNC</text:p>
                  <text:list>
                    <text:list-item>
                      <text:p text:style-name="P74">reverse_LO_BarDatas($lo_BarDatas, $strOf_Direction)</text:p>
                    </text:list-item>
                  </text:list>
                </text:list-item>
              </text:list>
            </text:list-item>
            <text:list-item>
              <text:p text:style-name="P74">T-1.1</text:p>
              <text:list>
                <text:list-item>
                  <text:p text:style-name="P74">new FUNC</text:p>
                  <text:list>
                    <text:list-item>
                      <text:p text:style-name="P74">sig</text:p>
                    </text:list-item>
                    <text:list-item>
                      <text:p text:style-name="P74"><text:span text:style-name="T1">#_ </text:span>labels</text:p>
                      <text:list>
                        <text:list-item>
                          <text:p text:style-name="P74"><text:tab/><text:tab/>//_20200120_151446:caller</text:p>
                        </text:list-item>
                        <text:list-item>
                          <text:p text:style-name="P74"><text:tab/><text:tab/>//_20200120_151450:head</text:p>
                        </text:list-item>
                        <text:list-item>
                          <text:p text:style-name="P74"><text:tab/><text:tab/>//_20200120_151453:wl</text:p>
                        </text:list-item>
                      </text:list>
                    </text:list-item>
                    <text:list-item>
                      <text:p text:style-name="P74"><text:span text:style-name="T1">#_ </text:span>caller</text:p>
                    </text:list-item>
                    <text:list-item>
                      <text:p text:style-name="P74"><text:span text:style-name="T1">#_ </text:span>dummy lines</text:p>
                    </text:list-item>
                    <text:list-item>
                      <text:p text:style-name="P74">TEST ==&gt; OK</text:p>
                      <text:list>
                        <text:list-item>
                          <text:p text:style-name="P74"><text:soft-page-break/><office:annotation office:name="__Annotation__6702_740636637"><dc:creator>iwabuchi ken</dc:creator><dc:date>2020-01-20T15:34:57.95</dc:date><text:p text:style-name="P118"><text:span text:style-name="T14">php interactive mode</text:span></text:p></office:annotation><text:a xlink:type="simple" xlink:href="https://stackoverflow.com/questions/14792842/how-does-the-interactive-php-shell-work" text:style-name="Internet_20_link" text:visited-style-name="Visited_20_Internet_20_Link">https://stackoverflow.com/questions/14792842/how-does-the-interactive-php-shell-work</text:a><office:annotation-end office:name="__Annotation__6702_740636637"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4">SEG-1 : log file ==&gt; add time stamp</text:p>
            </text:list-item>
            <text:list-item>
              <text:p text:style-name="P74">T-1.2</text:p>
              <text:list>
                <text:list-item>
                  <text:p text:style-name="P74">CODE</text:p>
                  <text:list>
                    <text:list-item>
                      <text:p text:style-name="P74">sorting</text:p>
                      <text:list>
                        <text:list-item>
                          <text:p text:style-name="P74">skeleton</text:p>
                        </text:list-item>
                      </text:list>
                    </text:list-item>
                    <text:list-item>
                      <text:p text:style-name="P74">coding ==&gt; 4 cases</text:p>
                    </text:list-item>
                  </text:list>
                </text:list-item>
                <text:list-item>
                  <text:p text:style-name="P74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603480492895841183" text:style-name="L54">
        <text:list-item>
          <text:p text:style-name="P75">TASK</text:p>
          <text:list>
            <text:list-item>
              <text:p text:style-name="P75">//_20200117_125541:next</text:p>
            </text:list-item>
            <text:list-item>
              <text:p text:style-name="P75">while-loop ==&gt; use $pos “st_idx” val</text:p>
            </text:list-item>
            <text:list-item>
              <text:p text:style-name="P75">==&gt; func “LibEaTester::fx_tester_T_1__Exec($lo_BarDatas)”</text:p>
              <text:list>
                <text:list-item>
                  <text:p text:style-name="P75">==&gt; add param : “$num_Loop_Start”</text:p>
                </text:list-item>
                <text:list-item>
                  <text:p text:style-name="P75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8464699493210074701" text:style-name="L55">
        <text:list-item>
          <text:p text:style-name="P76"/>
        </text:list-item>
      </text:list>
      <text:p text:style-name="P15"><text:line-break/><text:span text:style-name="T2">[/ 20200120_163543]</text:span></text:p>
      <text:p text:style-name="P15"/>
      <text:p text:style-name="P9"/>
      <text:p text:style-name="P15"/>
      <text:p text:style-name="P5"><text:span text:style-name="T4">19</text:span>---------------------------------------------------------------------------</text:p>
      <text:p text:style-name="P12">res free# JVEMV6 44#10.2_20 / 44. currency / 10. prog-php / 2. tester / <text:s/>20200121_170544</text:p>
      <text:p text:style-name="P12"/>
      <text:p text:style-name="P5">[do] <text:span text:style-name="T1">#_ </text:span></text:p>
      <text:list xml:id="list865554630000110867" text:style-name="L56">
        <text:list-item>
          <text:p text:style-name="P77"><text:soft-page-break/>REVIEW</text:p>
        </text:list-item>
        <text:list-item>
          <text:p text:style-name="P77">TASK-1</text:p>
          <text:list>
            <text:list-item>
              <text:list>
                <text:list-item>
                  <text:p text:style-name="P77">//_20200117_125541:next</text:p>
                </text:list-item>
                <text:list-item>
                  <text:p text:style-name="P77">while-loop ==&gt; use $pos “st_idx” val</text:p>
                </text:list-item>
                <text:list-item>
                  <text:p text:style-name="P77">==&gt; func “LibEaTester::fx_tester_T_1__Exec($lo_BarDatas)”</text:p>
                  <text:list>
                    <text:list-item>
                      <text:p text:style-name="P77">==&gt; add param : “$num_Loop_Start”</text:p>
                    </text:list-item>
                    <text:list-item>
                      <text:p text:style-name="P77">==&gt; use $pos-&gt;st_idx for this param</text:p>
                    </text:list-item>
                  </text:list>
                </text:list-item>
              </text:list>
            </text:list-item>
            <text:list-item>
              <text:p text:style-name="P77">T-1.1 </text:p>
              <text:list>
                <text:list-item>
                  <text:p text:style-name="P77"><text:span text:style-name="T1">#_ </text:span>add param to func ==&gt; LibEaTester::fx_tester_T_1__Exec($lo_BarDatas)</text:p>
                  <text:list>
                    <text:list-item>
                      <text:p text:style-name="P77">==&gt; “$_num_Loop_Start”</text:p>
                    </text:list-item>
                  </text:list>
                </text:list-item>
                <text:list-item>
                  <text:p text:style-name="P77">edit : caller lines</text:p>
                  <text:list>
                    <text:list-item>
                      <text:p text:style-name="P77">//_20200121_170907:tmp</text:p>
                    </text:list-item>
                  </text:list>
                </text:list-item>
                <text:list-item>
                  <text:p text:style-name="P77">add : debug lines ==&gt; LibEaTester::fx_tester_T_1__Exec($lo_BarDatas)</text:p>
                  <text:list>
                    <text:list-item>
                      <text:p text:style-name="P77">//debug:20200121_171036</text:p>
                    </text:list-item>
                  </text:list>
                </text:list-item>
                <text:list-item>
                  <text:p text:style-name="P77">TEST ==&gt; OK ::]20200121_171442</text:p>
                </text:list-item>
              </text:list>
            </text:list-item>
            <text:list-item>
              <text:p text:style-name="P77">T-1.2 : “$_num_Loop_Start” ==&gt; update with “$pos” data</text:p>
              <text:list>
                <text:list-item>
                  <text:p text:style-name="P77">//_20200121_171609:tmp</text:p>
                </text:list-item>
                <text:list-item>
                  <text:p text:style-name="P77">debug ==&gt; “$pos-&gt;st_id;”</text:p>
                  <text:list>
                    <text:list-item>
                      <text:p text:style-name="P77">CODE</text:p>
                    </text:list-item>
                    <text:list-item>
                      <text:p text:style-name="P77">TEST ==&gt; OK</text:p>
                    </text:list-item>
                  </text:list>
                </text:list-item>
                <text:list-item>
                  <text:p text:style-name="P77">$_num_Loop_Start ==&gt; update</text:p>
                  <text:list>
                    <text:list-item>
                      <text:p text:style-name="P77">CODE</text:p>
                    </text:list-item>
                    <text:list-item>
                      <text:p text:style-name="P77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808413600280501406" text:style-name="L57">
        <text:list-item>
          <text:p text:style-name="P78">TASK</text:p>
          <text:list>
            <text:list-item>
              <text:p text:style-name="P78">“$numOf_Loop” //_20200121_172537:next</text:p>
            </text:list-item>
            <text:list-item>
              <text:p text:style-name="P78">if “$numOf_Loop” ==&gt; reaches to a number (N1) → break while</text:p>
              <text:list>
                <text:list-item>
                  <text:p text:style-name="P78"><text:soft-page-break/>N1 = lenOf_BarDats – X (X = 3, tentative)</text:p>
                </text:list-item>
              </text:list>
            </text:list-item>
          </text:list>
        </text:list-item>
      </text:list>
      <text:p text:style-name="P5">[further]</text:p>
      <text:list xml:id="list6513567162338143241" text:style-name="L58">
        <text:list-item>
          <text:p text:style-name="P79"/>
        </text:list-item>
      </text:list>
      <text:p text:style-name="P15"><text:line-break/><text:span text:style-name="T2">[/ 20200121_172717]</text:span></text:p>
      <text:p text:style-name="P15"/>
      <text:p text:style-name="P9"/>
      <text:p text:style-name="P15"/>
      <text:p text:style-name="P5"><text:span text:style-name="T4">20</text:span>---------------------------------------------------------------------------</text:p>
      <text:p text:style-name="P12">res free# JVEMV6 44#10.2_21 / 44. currency / 10. prog-php / 2. tester / <text:s/>20200122_174317</text:p>
      <text:p text:style-name="P12"/>
      <text:p text:style-name="P5">[do] <text:span text:style-name="T1">#_ </text:span></text:p>
      <text:list xml:id="list3423586436418065600" text:style-name="L59">
        <text:list-item>
          <text:p text:style-name="P80">REVIEW</text:p>
        </text:list-item>
        <text:list-item>
          <text:p text:style-name="P80">TASK-1</text:p>
          <text:list>
            <text:list-item>
              <text:list>
                <text:list-item>
                  <text:p text:style-name="P80">“$numOf_Loop” //_20200121_172537:next</text:p>
                </text:list-item>
                <text:list-item>
                  <text:p text:style-name="P80">if “$numOf_Loop” ==&gt; reaches to a number (N1) → break while</text:p>
                  <text:list>
                    <text:list-item>
                      <text:p text:style-name="P80">N1 = lenOf_BarDats – X (X = 3, tentative)</text:p>
                    </text:list-item>
                  </text:list>
                </text:list-item>
              </text:list>
            </text:list-item>
            <text:list-item>
              <text:p text:style-name="P80">T-1.1</text:p>
              <text:list>
                <text:list-item>
                  <text:p text:style-name="P80">CODING</text:p>
                </text:list-item>
                <text:list-item>
                  <text:p text:style-name="P80">TEST ==&gt; </text:p>
                  <text:list>
                    <text:list-item>
                      <text:p text:style-name="P80">==&gt; loop stopped; log file ==&gt; not-expected contents</text:p>
                    </text:list-item>
                  </text:list>
                </text:list-item>
              </text:list>
            </text:list-item>
            <text:list-item>
              <text:p text:style-name="P80">SEG-1 : php ==&gt; max time out</text:p>
              <text:list>
                <text:list-item>
                  <text:p text:style-name="P80">S-1.1</text:p>
                  <text:list>
                    <text:list-item>
                      <text:p text:style-name="P80">C:\xampp_5.6\php</text:p>
                    </text:list-item>
                  </text:list>
                </text:list-item>
                <text:list-item>
                  <text:p text:style-name="P80">S-1.2</text:p>
                  <text:list>
                    <text:list-item>
                      <text:p text:style-name="P80"><text:a xlink:type="simple" xlink:href="https://unitedwebsoft.in/blog/increase-php-max-execution-time-in-local-server-xampp/" text:style-name="Internet_20_link" text:visited-style-name="Visited_20_Internet_20_Link">https://unitedwebsoft.in/blog/increase-php-max-execution-time-in-local-server-xampp/</text:a></text:p>
                    </text:list-item>
                    <text:list-item>
                      <text:p text:style-name="P80"><text:a xlink:type="simple" xlink:href="https://stackoverflow.com/questions/29552583/maximum-execution-time-of-300-seconds-in-xampp-on-windows" text:style-name="Internet_20_link" text:visited-style-name="Visited_20_Internet_20_Link">https://stackoverflow.com/questions/29552583/maximum-</text:a><text:soft-page-break/><text:a xlink:type="simple" xlink:href="https://stackoverflow.com/questions/29552583/maximum-execution-time-of-300-seconds-in-xampp-on-windows" text:style-name="Internet_20_link" text:visited-style-name="Visited_20_Internet_20_Link">execution-time-of-300-seconds-in-xampp-on-windows</text:a></text:p>
                    </text:list-item>
                  </text:list>
                </text:list-item>
                <text:list-item>
                  <text:p text:style-name="P80">TEST ==&gt; access</text:p>
                  <text:list>
                    <text:list-item>
                      <text:p text:style-name="P80">==&gt; exectuion → comp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578234055668752641" text:style-name="L60">
        <text:list-item>
          <text:p text:style-name="P81">TASK</text:p>
          <text:list>
            <text:list-item>
              <text:p text:style-name="P81">//_20200122_182820:next (cont)</text:p>
            </text:list-item>
            <text:list-item>
              <text:p text:style-name="P81">“$numOf_Loop” //_20200121_172537:next</text:p>
            </text:list-item>
            <text:list-item>
              <text:p text:style-name="P81">if “$numOf_Loop” ==&gt; reaches to a number (N1) → break while</text:p>
              <text:list>
                <text:list-item>
                  <text:p text:style-name="P81">N1 = lenOf_BarDats – X (X = 3, tentative)</text:p>
                </text:list-item>
              </text:list>
            </text:list-item>
            <text:list-item>
              <text:p text:style-name="P81">==&gt; use var → “numOf_Loop” (NOT “$maxOf_While_Loop”)</text:p>
            </text:list-item>
          </text:list>
        </text:list-item>
      </text:list>
      <text:p text:style-name="P5">[further]</text:p>
      <text:list xml:id="list362504970072989408" text:style-name="L61">
        <text:list-item>
          <text:p text:style-name="P82"/>
        </text:list-item>
      </text:list>
      <text:p text:style-name="P15"><text:line-break/><text:span text:style-name="T2">[/ 20200122_180741]</text:span></text:p>
      <text:p text:style-name="P15"/>
      <text:p text:style-name="P4"/>
      <text:p text:style-name="P5"><text:span text:style-name="T4">21</text:span>---------------------------------------------------------------------------</text:p>
      <text:p text:style-name="P12">res free# JVEMV6 44#10.2_22 / 44. currency / 10. prog-php / 2. tester / <text:s/>20200128_171243</text:p>
      <text:p text:style-name="P12"/>
      <text:p text:style-name="P5">[do] <text:span text:style-name="T1">#_ </text:span></text:p>
      <text:list xml:id="list2497415907210852437" text:style-name="L62">
        <text:list-item>
          <text:p text:style-name="P83">REVIEW</text:p>
        </text:list-item>
        <text:list-item>
          <text:p text:style-name="P114"><text:span text:style-name="T10">#_ </text:span><text:span text:style-name="T8">SEG-1 : modify ==&gt; “Utils::write_Log__Fx_Admin”</text:span></text:p>
          <text:list>
            <text:list-item>
              <text:list>
                <text:list-item>
                  <text:p text:style-name="P83">auto-gen-ed log files ==&gt; use orig file name</text:p>
                </text:list-item>
              </text:list>
            </text:list-item>
            <text:list-item>
              <text:p text:style-name="P83">S-1.1</text:p>
              <text:list>
                <text:list-item>
                  <text:p text:style-name="P83">CODE : //_20200128_171830:tmp</text:p>
                </text:list-item>
                <text:list-item>
                  <text:p text:style-name="P83">TEST ==&gt; OK</text:p>
                </text:list-item>
              </text:list>
            </text:list-item>
            <text:list-item>
              <text:p text:style-name="P83">S-1.2</text:p>
              <text:list>
                <text:list-item>
                  <text:p text:style-name="P83"><text:soft-page-break/>time label ==&gt; millseconds</text:p>
                  <text:list>
                    <text:list-item>
                      <text:p text:style-name="P114"><text:span text:style-name="T8">ref : </text:span><text:a xlink:type="simple" xlink:href="https://stackoverflow.com/questions/17909871/getting-date-format-m-d-y-his-u-from-milliseconds" text:style-name="Internet_20_link" text:visited-style-name="Visited_20_Internet_20_Link">https://stackoverflow.com/questions/17909871/getting-date-format-m-d-y-his-u-from-milliseconds</text:a></text:p>
                    </text:list-item>
                  </text:list>
                </text:list-item>
                <text:list-item>
                  <text:p text:style-name="P83">TEST ==&gt; OK</text:p>
                </text:list-item>
              </text:list>
            </text:list-item>
          </text:list>
        </text:list-item>
        <text:list-item>
          <text:p text:style-name="P83">TASK-1 </text:p>
          <text:list>
            <text:list-item>
              <text:list>
                <text:list-item>
                  <text:p text:style-name="P83">//_20200122_182820:next (cont)</text:p>
                </text:list-item>
                <text:list-item>
                  <text:p text:style-name="P83">“$numOf_Loop” //_20200121_172537:next</text:p>
                </text:list-item>
                <text:list-item>
                  <text:p text:style-name="P83">if “$numOf_Loop” ==&gt; reaches to a number (N1) → break while</text:p>
                  <text:list>
                    <text:list-item>
                      <text:p text:style-name="P83">N1 = lenOf_BarDats – X (X = 3, tentative)</text:p>
                    </text:list-item>
                  </text:list>
                </text:list-item>
                <text:list-item>
                  <text:p text:style-name="P83">==&gt; use var → “numOf_Loop” (NOT “$maxOf_While_Loop”)</text:p>
                </text:list-item>
              </text:list>
            </text:list-item>
            <text:list-item>
              <text:p text:style-name="P83">T-1.1</text:p>
              <text:list>
                <text:list-item>
                  <text:p text:style-name="P83">CODE ==&gt; already comp : //_20200128_173447:marker</text:p>
                </text:list-item>
                <text:list-item>
                  <text:p text:style-name="P83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476411742992353203" text:style-name="L63">
        <text:list-item>
          <text:p text:style-name="P84">TASK</text:p>
          <text:list>
            <text:list-item>
              <text:p text:style-name="P84">$lo_Pos ==&gt; write to log file more data</text:p>
              <text:list>
                <text:list-item>
                  <text:p text:style-name="P84">//_20200128_174019:next</text:p>
                </text:list-item>
              </text:list>
            </text:list-item>
          </text:list>
        </text:list-item>
      </text:list>
      <text:p text:style-name="P5">[further]</text:p>
      <text:list xml:id="list7556189331608952344" text:style-name="L64">
        <text:list-item>
          <text:p text:style-name="P85"/>
        </text:list-item>
      </text:list>
      <text:p text:style-name="P15"><text:line-break/><text:span text:style-name="T2">[/ 20200128_174040]</text:span></text:p>
      <text:p text:style-name="P15"/>
      <text:p text:style-name="P9"/>
      <text:p text:style-name="P5"><text:span text:style-name="T4">22</text:span>---------------------------------------------------------------------------</text:p>
      <text:p text:style-name="P12">res free# JVEMV6 44#10.2_23 / 44. currency / 10. prog-php / 2. tester / <text:s/>20200130_174942</text:p>
      <text:p text:style-name="P12"/>
      <text:p text:style-name="P5">[do] <text:span text:style-name="T1">#_ </text:span></text:p>
      <text:list xml:id="list2558440977580396191" text:style-name="L65">
        <text:list-item>
          <text:p text:style-name="P86"><text:soft-page-break/>REVIEW</text:p>
        </text:list-item>
        <text:list-item>
          <text:p text:style-name="P86">TASK-1</text:p>
          <text:list>
            <text:list-item>
              <text:list>
                <text:list-item>
                  <text:p text:style-name="P86">$lo_Pos ==&gt; write to log file more data</text:p>
                  <text:list>
                    <text:list-item>
                      <text:p text:style-name="P86">//_20200128_174019:next</text:p>
                    </text:list-item>
                  </text:list>
                </text:list-item>
              </text:list>
            </text:list-item>
            <text:list-item>
              <text:p text:style-name="P86"><text:span text:style-name="T1">#_ </text:span>SEG-1</text:p>
              <text:list>
                <text:list-item>
                  <text:list>
                    <text:list-item>
                      <text:p text:style-name="P86">in : fx_tester_T_1__Exec</text:p>
                      <text:list>
                        <text:list-item>
                          <text:p text:style-name="P86">log lines ==&gt; first, into an array</text:p>
                        </text:list-item>
                        <text:list-item>
                          <text:p text:style-name="P86">//_20200130_175642:marker</text:p>
                        </text:list-item>
                      </text:list>
                    </text:list-item>
                  </text:list>
                </text:list-item>
                <text:list-item>
                  <text:p text:style-name="P86">S-1.1</text:p>
                  <text:list>
                    <text:list-item>
                      <text:p text:style-name="P86">CODE</text:p>
                    </text:list-item>
                    <text:list-item>
                      <text:p text:style-name="P86">TEST ==&gt; search in the log files → “(step : D : 1 : 2-4 : 3) for-loop ==&gt; breaking”</text:p>
                      <text:list>
                        <text:list-item>
                          <text:p text:style-name="P86">==&gt; OK (so it seems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6">T-1.1 </text:p>
              <text:list>
                <text:list-item>
                  <text:p text:style-name="P86">new FUNC : “show_LO_Pos_Data__Build_Lines”</text:p>
                  <text:list>
                    <text:list-item>
                      <text:p text:style-name="P86">DUP : show_Basic_Pos_Data__Build_Lines (class LibEaTester)</text:p>
                    </text:list-item>
                    <text:list-item>
                      <text:p text:style-name="P86">sig, params</text:p>
                    </text:list-item>
                    <text:list-item>
                      <text:p text:style-name="P86">caller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462469935287011803" text:style-name="L66">
        <text:list-item>
          <text:p text:style-name="P87">TASK</text:p>
          <text:list>
            <text:list-item>
              <text:p text:style-name="P87">func : <text:s/>show_LO_Pos_Data__Build_Lines</text:p>
              <text:list>
                <text:list-item>
                  <text:p text:style-name="P87">==&gt; more data → datetime of current, exit</text:p>
                </text:list-item>
                <text:list-item>
                  <text:p text:style-name="P87">//_20200130_182020:next (LibEaTester)</text:p>
                </text:list-item>
              </text:list>
            </text:list-item>
          </text:list>
        </text:list-item>
      </text:list>
      <text:p text:style-name="P5">[further]</text:p>
      <text:list xml:id="list5808548172381380905" text:style-name="L67">
        <text:list-item>
          <text:p text:style-name="P88"/>
        </text:list-item>
      </text:list>
      <text:p text:style-name="P15"><text:line-break/><text:span text:style-name="T2">[/ 20200130_182036]</text:span></text:p>
      <text:p text:style-name="P15"><text:soft-page-break/></text:p>
      <text:p text:style-name="P9"/>
      <text:p text:style-name="P5"><text:span text:style-name="T4">23</text:span>---------------------------------------------------------------------------</text:p>
      <text:p text:style-name="P12">res free# JVEMV6 44#10.2_24 / 44. currency / 10. prog-php / 2. tester / <text:s/>20200201_160513</text:p>
      <text:p text:style-name="P12"/>
      <text:p text:style-name="P5">[do] <text:span text:style-name="T1">#_ </text:span></text:p>
      <text:list xml:id="list4928010431795382286" text:style-name="L68">
        <text:list-item>
          <text:p text:style-name="P89">REVIEW</text:p>
        </text:list-item>
        <text:list-item>
          <text:p text:style-name="P115"><text:span text:style-name="T10">#_ </text:span><text:span text:style-name="T8">SEG-1 : log file dir ==&gt; each discrete one</text:span></text:p>
          <text:list>
            <text:list-item>
              <text:p text:style-name="P89">S-1.1</text:p>
              <text:list>
                <text:list-item>
                  <text:p text:style-name="P89">//_20200201_161421:tmp (cont)</text:p>
                </text:list-item>
                <text:list-item>
                  <text:p text:style-name="P89">TEST ==&gt; OK</text:p>
                </text:list-item>
              </text:list>
            </text:list-item>
          </text:list>
        </text:list-item>
        <text:list-item>
          <text:p text:style-name="P89">TASK-1</text:p>
          <text:list>
            <text:list-item>
              <text:list>
                <text:list-item>
                  <text:p text:style-name="P89">func : <text:s/>show_LO_Pos_Data__Build_Lines</text:p>
                  <text:list>
                    <text:list-item>
                      <text:p text:style-name="P89">==&gt; more data → datetime of current, exit</text:p>
                    </text:list-item>
                    <text:list-item>
                      <text:p text:style-name="P89">//_20200130_182020:next (LibEaTester)</text:p>
                    </text:list-item>
                  </text:list>
                </text:list-item>
              </text:list>
            </text:list-item>
            <text:list-item>
              <text:p text:style-name="P89">T-1.1</text:p>
              <text:list>
                <text:list-item>
                  <text:p text:style-name="P89">format ==&gt; table</text:p>
                  <text:list>
                    <text:list-item>
                      <text:p text:style-name="P89">header</text:p>
                    </text:list-item>
                    <text:list-item>
                      <text:p text:style-name="P89">body</text:p>
                    </text:list-item>
                  </text:list>
                </text:list-item>
                <text:list-item>
                  <text:p text:style-name="P89">TEST ==&gt; OK</text:p>
                  <text:list>
                    <text:list-item>
                      <text:p text:style-name="P89">FOUND</text:p>
                      <text:list>
                        <text:list-item>
                          <text:p text:style-name="P89">“cu_idx” val ==&gt; same as “st_idx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292078805692746096" text:style-name="L69">
        <text:list-item>
          <text:p text:style-name="P90">TASK</text:p>
          <text:list>
            <text:list-item>
              <text:p text:style-name="P90">FIX : “cu_idx” val ==&gt; same as “st_idx”</text:p>
              <text:list>
                <text:list-item>
                  <text:p text:style-name="P90">LibEaTester::fx_tester_T_1__Exec</text:p>
                </text:list-item>
                <text:list-item>
                  <text:p text:style-name="P90">//_20200201_163626:next</text:p>
                </text:list-item>
              </text:list>
            </text:list-item>
          </text:list>
        </text:list-item>
      </text:list>
      <text:p text:style-name="P5"><text:soft-page-break/>[further]</text:p>
      <text:list xml:id="list3102707377064852621" text:style-name="L70">
        <text:list-item>
          <text:p text:style-name="P91"/>
        </text:list-item>
      </text:list>
      <text:p text:style-name="P15"><text:line-break/><text:span text:style-name="T2">[/ 20200201_163638]</text:span></text:p>
      <text:p text:style-name="P15"/>
      <text:p text:style-name="P9"/>
      <text:p text:style-name="P5"><text:span text:style-name="T4">24</text:span>---------------------------------------------------------------------------</text:p>
      <text:p text:style-name="P12">res free# JVEMV6 44#10.2_25 / 44. currency / 10. prog-php / 2. tester / <text:s/>20200202_142401</text:p>
      <text:p text:style-name="P12"/>
      <text:p text:style-name="P5">[do] <text:span text:style-name="T1">#_ </text:span></text:p>
      <text:list xml:id="list5359118052461885403" text:style-name="L71">
        <text:list-item>
          <text:p text:style-name="P92">REVIEW</text:p>
        </text:list-item>
        <text:list-item>
          <text:p text:style-name="P92">TASK-1</text:p>
          <text:list>
            <text:list-item>
              <text:list>
                <text:list-item>
                  <text:p text:style-name="P92">FIX : “cu_idx” val ==&gt; same as “st_idx”</text:p>
                  <text:list>
                    <text:list-item>
                      <text:p text:style-name="P92">LibEaTester::fx_tester_T_1__Exec</text:p>
                    </text:list-item>
                    <text:list-item>
                      <text:p text:style-name="P92">//_20200201_163626:next</text:p>
                    </text:list-item>
                  </text:list>
                </text:list-item>
              </text:list>
            </text:list-item>
            <text:list-item>
              <text:p text:style-name="P92">T-1.1 : what to do ? ==&gt; read log files </text:p>
              <text:list>
                <text:list-item>
                  <text:p text:style-name="P92">==&gt; OK</text:p>
                </text:list-item>
              </text:list>
            </text:list-item>
          </text:list>
        </text:list-item>
        <text:list-item>
          <text:p text:style-name="P108">TASK-2 : “j1 : Y : 2” </text:p>
          <text:list>
            <text:list-item>
              <text:p text:style-name="P92">T-2.1</text:p>
              <text:list>
                <text:list-item>
                  <text:p text:style-name="P92">//_20200202_144153:tmp</text:p>
                </text:list-item>
                <text:list-item>
                  <text:p text:style-name="P92">new FUNC : LibEaTester::loop_J1_Y</text:p>
                  <text:list>
                    <text:list-item>
                      <text:p text:style-name="P92">DUP</text:p>
                    </text:list-item>
                    <text:list-item>
                      <text:p text:style-name="P116"><text:span text:style-name="T10">#_ </text:span><text:span text:style-name="T8">“array_push($lo_Log_Lines, $msg);”</text:span></text:p>
                    </text:list-item>
                    <text:list-item>
                      <text:p text:style-name="P92">delete lines for “J1 : N”</text:p>
                      <text:list>
                        <text:list-item>
                          <text:p text:style-name="P92">“step : B : j1 : N : 2”</text:p>
                        </text:list-item>
                      </text:list>
                    </text:list-item>
                  </text:list>
                </text:list-item>
                <text:list-item>
                  <text:p text:style-name="P92">TEST ==&gt; OK</text:p>
                </text:list-item>
              </text:list>
            </text:list-item>
            <text:list-item>
              <text:p text:style-name="P92">T-2.2</text:p>
              <text:list>
                <text:list-item>
                  <text:p text:style-name="P92">“step : C : post-j1 : 1” ==&gt; out of if-block(“step : B : j1”)</text:p>
                </text:list-item>
                <text:list-item>
                  <text:p text:style-name="P92"><text:soft-page-break/><text:s/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932720198016509118" text:style-name="L72">
        <text:list-item>
          <text:p text:style-name="P93">TASK</text:p>
          <text:list>
            <text:list-item>
              <text:p text:style-name="P93">this ==&gt; T-2.2 : “step : C : post-j1 : 1” ==&gt; out of if-block(“step : B : j1”)</text:p>
            </text:list-item>
            <text:list-item>
              <text:p text:style-name="P93">//_20200202_151340:next</text:p>
            </text:list-item>
          </text:list>
        </text:list-item>
      </text:list>
      <text:p text:style-name="P5">[further]</text:p>
      <text:list xml:id="list2232837431341325442" text:style-name="L73">
        <text:list-item>
          <text:p text:style-name="P94"/>
        </text:list-item>
      </text:list>
      <text:p text:style-name="P15"><text:line-break/><text:span text:style-name="T2">[/ XXX]</text:span></text:p>
      <text:p text:style-name="P15"/>
      <text:p text:style-name="P9"/>
      <text:p text:style-name="P5"><text:span text:style-name="T4">25</text:span>---------------------------------------------------------------------------</text:p>
      <text:p text:style-name="P12">res free# JVEMV6 44#10.2_26 / 44. currency / 10. prog-php / 2. tester / <text:s/>20200203_132100</text:p>
      <text:p text:style-name="P12"/>
      <text:p text:style-name="P5">[do] <text:span text:style-name="T1">#_ </text:span></text:p>
      <text:list xml:id="list4105774617250407232" text:style-name="L74">
        <text:list-item>
          <text:p text:style-name="P95">REVIEW</text:p>
        </text:list-item>
        <text:list-item>
          <text:p text:style-name="P95">TASK-1</text:p>
          <text:list>
            <text:list-item>
              <text:list>
                <text:list-item>
                  <text:p text:style-name="P95">“step : C : post-j1 : 1” ==&gt; out of if-block(“step : B : j1”)</text:p>
                </text:list-item>
                <text:list-item>
                  <text:p text:style-name="P95">//_20200202_151340:next</text:p>
                </text:list-item>
              </text:list>
            </text:list-item>
            <text:list-item>
              <text:p text:style-name="P95">T-1.1</text:p>
              <text:list>
                <text:list-item>
                  <text:p text:style-name="P95">“step : C : post-j1 : 1” ==&gt; out of if-block(“step : B : j1”)</text:p>
                </text:list-item>
                <text:list-item>
                  <text:p text:style-name="P95">TEST ==&gt; OK</text:p>
                </text:list-item>
              </text:list>
            </text:list-item>
          </text:list>
        </text:list-item>
        <text:list-item>
          <text:p text:style-name="P95">TASK-2</text:p>
          <text:list>
            <text:list-item>
              <text:list>
                <text:list-item>
                  <text:p text:style-name="P95">“step : D” ==&gt; oth<text:span text:style-name="T11">er if-choices</text:span></text:p>
                </text:list-item>
              </text:list>
            </text:list-item>
            <text:list-item>
              <text:p text:style-name="P109">T-2.1 </text:p>
              <text:list>
                <text:list-item>
                  <text:list>
                    <text:list-item>
                      <text:p text:style-name="P109">“$strOf_BarType__TP” (TP)</text:p>
                    </text:list-item>
                  </text:list>
                </text:list-item>
                <text:list-item>
                  <text:p text:style-name="P109"><text:soft-page-break/>add → log lines</text:p>
                </text:list-item>
                <text:list-item>
                  <text:p text:style-name="P109">TEST ==&gt; ? (not entry ?)</text:p>
                  <text:list>
                    <text:list-item>
                      <text:p text:style-name="P109">“(step : D : 1 : 2-X : 1) TP” ==&gt; entry : 1 &lt;=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9">SEG-1</text:p>
          <text:list>
            <text:list-item>
              <text:p text:style-name="P109">“show_Basic_Pos_Data__Build_Lines”</text:p>
              <text:list>
                <text:list-item>
                  <text:p text:style-name="P109">==&gt; add param “$lo_BarDatas”</text:p>
                </text:list-item>
                <text:list-item>
                  <text:p text:style-name="P109">==&gt; show date time</text:p>
                </text:list-item>
              </text:list>
            </text:list-item>
            <text:list-item>
              <text:p text:style-name="P109">S-1.1</text:p>
              <text:list>
                <text:list-item>
                  <text:p text:style-name="P109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368168306933940590" text:style-name="L75">
        <text:list-item>
          <text:p text:style-name="P96">TASK</text:p>
          <text:list>
            <text:list-item>
              <text:p text:style-name="P96">“step : D : 1 : 2-4” (SL) ==&gt; update pos data</text:p>
              <text:list>
                <text:list-item>
                  <text:p text:style-name="P96">==&gt; params : $ext_idx, $cu_idx</text:p>
                </text:list-item>
                <text:list-item>
                  <text:p text:style-name="P96">//_20200203_142642:next</text:p>
                </text:list-item>
              </text:list>
            </text:list-item>
          </text:list>
        </text:list-item>
      </text:list>
      <text:p text:style-name="P5">[further]</text:p>
      <text:list xml:id="list833708675927221896" text:style-name="L76">
        <text:list-item>
          <text:p text:style-name="P97"/>
        </text:list-item>
      </text:list>
      <text:p text:style-name="P15"><text:line-break/><text:span text:style-name="T2">[/ 20200203_142653]</text:span></text:p>
      <text:p text:style-name="P15"/>
      <text:p text:style-name="P10"/>
      <text:p text:style-name="P5"><text:span text:style-name="T4">26</text:span>---------------------------------------------------------------------------</text:p>
      <text:p text:style-name="P12">res free# JVEMV6 44#10.2_27 / 44. currency / 10. prog-php / 2. tester / <text:s/>20200204_142425</text:p>
      <text:p text:style-name="P12"/>
      <text:p text:style-name="P5">[do] <text:span text:style-name="T1">#_ </text:span></text:p>
      <text:list xml:id="list6321831737161999191" text:style-name="L77">
        <text:list-item>
          <text:p text:style-name="P98">REVIEW</text:p>
        </text:list-item>
        <text:list-item>
          <text:p text:style-name="P98">TASK-1</text:p>
          <text:list>
            <text:list-item>
              <text:list>
                <text:list-item>
                  <text:p text:style-name="P98">“step : D : 1 : 2-4” (SL) ==&gt; update pos data</text:p>
                  <text:list>
                    <text:list-item>
                      <text:p text:style-name="P98"><text:soft-page-break/>==&gt; params : $ext_idx, $cu_idx</text:p>
                    </text:list-item>
                    <text:list-item>
                      <text:p text:style-name="P98">//_20200203_142642:next</text:p>
                    </text:list-item>
                  </text:list>
                </text:list-item>
              </text:list>
            </text:list-item>
            <text:list-item>
              <text:p text:style-name="P98">SEG-1 : code cleanup</text:p>
            </text:list-item>
            <text:list-item>
              <text:p text:style-name="P98">T-1.1 </text:p>
              <text:list>
                <text:list-item>
                  <text:p text:style-name="P98">CODE</text:p>
                  <text:list>
                    <text:list-item>
                      <text:p text:style-name="P98">//_20200203_142642:next</text:p>
                    </text:list-item>
                  </text:list>
                </text:list-item>
                <text:list-item>
                  <text:p text:style-name="P98">TEST ==&gt; OK</text:p>
                </text:list-item>
              </text:list>
            </text:list-item>
            <text:list-item>
              <text:p text:style-name="P98">T-1.2 : log file “...log.[list-of-pos]”</text:p>
              <text:list>
                <text:list-item>
                  <text:list>
                    <text:list-item>
                      <text:p text:style-name="P98">==&gt; add date time</text:p>
                    </text:list-item>
                  </text:list>
                </text:list-item>
                <text:list-item>
                  <text:p text:style-name="P98">CODE</text:p>
                </text:list-item>
                <text:list-item>
                  <text:p text:style-name="P98">TEST ==&gt;</text:p>
                  <text:list>
                    <text:list-item>
                      <text:p text:style-name="P98">2020.01.16 03:45, 2020.01.16 05:45 (SL)</text:p>
                      <text:list>
                        <text:list-item>
                          <text:p text:style-name="P98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8">T-1.3</text:p>
              <text:list>
                <text:list-item>
                  <text:list>
                    <text:list-item>
                      <text:p text:style-name="P98">??? exit with TP → yes ?</text:p>
                    </text:list-item>
                  </text:list>
                </text:list-item>
                <text:list-item>
                  <text:p text:style-name="P98">see log file</text:p>
                </text:list-item>
                <text:list-item>
                  <text:p text:style-name="P98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033588535768149747" text:style-name="L78">
        <text:list-item>
          <text:p text:style-name="P99">TASK</text:p>
          <text:list>
            <text:list-item>
              <text:p text:style-name="P99">“step : D : 1 : 2-2” ==&gt; update for “C4”</text:p>
              <text:list>
                <text:list-item>
                  <text:p text:style-name="P99">pos-&gt;ext_status ==&gt; “C4”</text:p>
                </text:list-item>
                <text:list-item>
                  <text:p text:style-name="P99">//_20200204_150943:next</text:p>
                </text:list-item>
              </text:list>
            </text:list-item>
          </text:list>
        </text:list-item>
      </text:list>
      <text:p text:style-name="P5">[further]</text:p>
      <text:list xml:id="list44300205898542337" text:style-name="L79">
        <text:list-item>
          <text:p text:style-name="P100"/>
        </text:list-item>
      </text:list>
      <text:p text:style-name="P15"><text:line-break/><text:span text:style-name="T2">[/ 20200204_150955]</text:span></text:p>
      <text:p text:style-name="P15"/>
      <text:p text:style-name="P5"><text:span text:style-name="T13">@@@</text:span></text:p>
      <text:p text:style-name="P5"><text:soft-page-break/><text:span text:style-name="T4">27</text:span>---------------------------------------------------------------------------</text:p>
      <text:p text:style-name="P12">res free# JVEMV6 44#10.2_28 / 44. currency / 10. prog-php / 2. tester / <text:s/>XXXX</text:p>
      <text:p text:style-name="P12"/>
      <text:p text:style-name="P5">[do] <text:span text:style-name="T1">#_ </text:span></text:p>
      <text:list xml:id="list4871820907357771963" text:style-name="L80">
        <text:list-item>
          <text:p text:style-name="P101">REVIEW</text:p>
        </text:list-item>
        <text:list-item>
          <text:p text:style-name="P101">TASK-1</text:p>
          <text:list>
            <text:list-item>
              <text:list>
                <text:list-item>
                  <text:p text:style-name="P101">“step : D : 1 : 2-2” ==&gt; update for “C4”</text:p>
                  <text:list>
                    <text:list-item>
                      <text:p text:style-name="P101">pos-&gt;ext_status ==&gt; “C4”</text:p>
                    </text:list-item>
                    <text:list-item>
                      <text:p text:style-name="P101">//_20200204_150943:next</text:p>
                    </text:list-item>
                  </text:list>
                </text:list-item>
              </text:list>
            </text:list-item>
            <text:list-item>
              <text:p text:style-name="P101">T-1.1</text:p>
              <text:list>
                <text:list-item>
                  <text:p text:style-name="P101"/>
                </text:list-item>
              </text:list>
            </text:list-item>
            <text:list-item>
              <text:p text:style-name="P101"/>
            </text:list-item>
          </text:list>
        </text:list-item>
      </text:list>
      <text:p text:style-name="P5"/>
      <text:p text:style-name="P5">[next]</text:p>
      <text:list xml:id="list7851244628213935233" text:style-name="L85">
        <text:list-item>
          <text:p text:style-name="P104">TASK</text:p>
        </text:list-item>
      </text:list>
      <text:p text:style-name="P5">[further]</text:p>
      <text:list xml:id="list903331588998508759" text:style-name="L86">
        <text:list-item>
          <text:p text:style-name="P105"/>
        </text:list-item>
      </text:list>
      <text:p text:style-name="P15"><text:line-break/><text:span text:style-name="T2">[/ XXX]</text:span></text:p>
      <text:p text:style-name="P15"/>
      <text:p text:style-name="P15"/>
      <text:p text:style-name="P6"/>
      <text:p text:style-name="P6"/>
      <text:p text:style-name="P6"/>
      <text:p text:style-name="P3">------------------------------------------------ [TEMPLATE] 20191224_144528</text:p>
      <text:p text:style-name="P5"><text:span text:style-name="T4">XX</text:span>---------------------------------------------------------------------------</text:p>
      <text:p text:style-name="P12">res free# JVEMV6 44#10.2_XX / 44. currency / 10. prog-php / 2. tester / <text:s/>XXXX</text:p>
      <text:p text:style-name="P12"/>
      <text:p text:style-name="P5">[do] <text:span text:style-name="T1">#_ </text:span></text:p>
      <text:list xml:id="list35329988" text:continue-list="list4871820907357771963" text:style-name="L80">
        <text:list-item>
          <text:p text:style-name="P101"><text:soft-page-break/>REVIEW</text:p>
        </text:list-item>
        <text:list-item>
          <text:p text:style-name="P101">TASK-1</text:p>
          <text:list>
            <text:list-item>
              <text:p text:style-name="P101">T-1.1</text:p>
            </text:list-item>
            <text:list-item>
              <text:p text:style-name="P101"/>
            </text:list-item>
          </text:list>
        </text:list-item>
      </text:list>
      <text:p text:style-name="P5"/>
      <text:p text:style-name="P5">[next]</text:p>
      <text:list xml:id="list4056037202541204256" text:style-name="L81">
        <text:list-item>
          <text:p text:style-name="P102">TASK</text:p>
        </text:list-item>
      </text:list>
      <text:p text:style-name="P5">[further]</text:p>
      <text:list xml:id="list7739606268020558675" text:style-name="L82">
        <text:list-item>
          <text:p text:style-name="P103"/>
        </text:list-item>
      </text:list>
      <text:p text:style-name="P15"><text:line-break/><text:span text:style-name="T2">[/ XXX]</text:span></text:p>
      <text:p text:style-name="P15"/>
      <text:p text:style-name="P15"/>
      <text:p text:style-name="P15"/>
      <text:p text:style-name="P3">/ ------------------------------------------------ [TEMPLATE] 20191224_144528 /</text:p>
      <text:p text:style-name="P3"/>
      <text:p text:style-name="P8">------------------------------------------------------- [STEPS : start] 20191224_114459</text:p>
      <text:list xml:id="list3452610989010492981" text:style-name="L83">
        <text:list-item>
          <text:p text:style-name="P112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5330877" text:continue-numbering="true" text:style-name="L83">
        <text:list-item>
          <text:p text:style-name="P112"/>
        </text:list-item>
      </text:list>
      <text:p text:style-name="P8">/ ------------------------------------------------------- [STEPS : start] 20191224_114459 /</text:p>
      <text:p text:style-name="P3"/>
      <text:p text:style-name="P7">------------------------------------------------------- [STEPS : closing] 20191220_142139</text:p>
      <text:list xml:id="list5364423528521971935" text:style-name="L84">
        <text:list-item>
          <text:p text:style-name="P18">git</text:p>
          <text:list>
            <text:list-item>
              <text:p text:style-name="P18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ext:soft-page-break/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5333009" text:continue-numbering="true" text:style-name="L84">
        <text:list-item>
          <text:list>
            <text:list-item>
              <text:p text:style-name="P18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7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4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14"/>
          </table:table-cell>
        </table:table-row>
      </table:table>
      <text:list xml:id="list35325466" text:continue-numbering="true" text:style-name="L84">
        <text:list-item>
          <text:p text:style-name="P18">move “<text:span text:style-name="T5">@@@</text:span>”</text:p>
        </text:list-item>
        <text:list-item>
          <text:p text:style-name="P113">DUP : template</text:p>
        </text:list-item>
      </text:list>
      <text:p text:style-name="P3"/>
      <text:p text:style-name="P3">/ <text:span text:style-name="T6">------------------------------------------------------- [STEPS : closing] 20191220_142139 /</text:span></text:p>
      <text:p text:style-name="P9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2-04T15:11:00.79</dc:date>
    <dc:creator>iwabuchi ken</dc:creator>
    <meta:editing-duration>P1DT13H42M40S</meta:editing-duration>
    <meta:editing-cycles>140</meta:editing-cycles>
    <meta:generator>OpenOffice/4.1.3$Win32 OpenOffice.org_project/413m1$Build-9783</meta:generator>
    <meta:document-statistic meta:table-count="5" meta:image-count="0" meta:object-count="0" meta:page-count="41" meta:paragraph-count="903" meta:word-count="3836" meta:character-count="24622"/>
  </office:meta>
</office:document-meta>
</file>